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oc_nb_extract" table:style-name="ta1">
        <table:shapes>
          <draw:frame draw:z-index="0" draw:style-name="gr1" draw:text-style-name="P1" svg:width="6.2988in" svg:height="3.5429in" svg:x="2.0366in" svg:y="0.0394in">
            <draw:object draw:notify-on-update-of-ranges="roc_nb_extract.A1:roc_nb_extract.A547 roc_nb_extract.B1:roc_nb_extract.B5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9651416122004" calcext:value-type="float">
            <text:p>0.02396514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13943355119826" calcext:value-type="float">
            <text:p>0.04139433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57516339869281" calcext:value-type="float">
            <text:p>0.0457516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31808278867102" calcext:value-type="float">
            <text:p>0.063180827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5381263616558" calcext:value-type="float">
            <text:p>0.06753812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62527233115469" calcext:value-type="float">
            <text:p>0.07625272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27886710239651" calcext:value-type="float">
            <text:p>0.08278867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93246187363835" calcext:value-type="float">
            <text:p>0.089324618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58605664488017" calcext:value-type="float">
            <text:p>0.09586056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58605664488017" calcext:value-type="float">
            <text:p>0.09586056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0217864923747" calcext:value-type="float">
            <text:p>0.10021786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239651416122" calcext:value-type="float">
            <text:p>0.10239651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9825708061002" calcext:value-type="float">
            <text:p>0.11982570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8148148148148" calcext:value-type="float">
            <text:p>0.14814814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9041394335512" calcext:value-type="float">
            <text:p>0.159041394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3398692810458" calcext:value-type="float">
            <text:p>0.16339869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7755991285403" calcext:value-type="float">
            <text:p>0.16775599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7755991285403" calcext:value-type="float">
            <text:p>0.16775599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479302832244" calcext:value-type="float">
            <text:p>0.20479302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507625272331" calcext:value-type="float">
            <text:p>0.2135076253</text:p>
          </table:table-cell>
          <table:table-cell/>
        </table:table-row>
        <table:table-row table:style-name="ro1">
          <table:table-cell office:value-type="float" office:value="0.000354609929078014" calcext:value-type="float">
            <text:p>0.0003546099</text:p>
          </table:table-cell>
          <table:table-cell office:value-type="float" office:value="0.217864923747277" calcext:value-type="float">
            <text:p>0.2178649237</text:p>
          </table:table-cell>
          <table:table-cell/>
        </table:table-row>
        <table:table-row table:style-name="ro1">
          <table:table-cell office:value-type="float" office:value="0.000354609929078014" calcext:value-type="float">
            <text:p>0.0003546099</text:p>
          </table:table-cell>
          <table:table-cell office:value-type="float" office:value="0.224400871459695" calcext:value-type="float">
            <text:p>0.2244008715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235294117647059" calcext:value-type="float">
            <text:p>0.2352941176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254901960784314" calcext:value-type="float">
            <text:p>0.2549019608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272331154684096" calcext:value-type="float">
            <text:p>0.2723311547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28322440087146" calcext:value-type="float">
            <text:p>0.2832244009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298474945533769" calcext:value-type="float">
            <text:p>0.2984749455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15904139433551" calcext:value-type="float">
            <text:p>0.3159041394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18082788671024" calcext:value-type="float">
            <text:p>0.3180827887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37690631808279" calcext:value-type="float">
            <text:p>0.3376906318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39869281045752" calcext:value-type="float">
            <text:p>0.339869281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76906318082789" calcext:value-type="float">
            <text:p>0.3769063181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400871459694989" calcext:value-type="float">
            <text:p>0.4008714597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403050108932462" calcext:value-type="float">
            <text:p>0.4030501089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407407407407407" calcext:value-type="float">
            <text:p>0.4074074074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450980392156863" calcext:value-type="float">
            <text:p>0.4509803922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453159041394336" calcext:value-type="float">
            <text:p>0.4531590414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461873638344227" calcext:value-type="float">
            <text:p>0.4618736383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470588235294118" calcext:value-type="float">
            <text:p>0.4705882353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479302832244009" calcext:value-type="float">
            <text:p>0.4793028322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481481481481482" calcext:value-type="float">
            <text:p>0.4814814815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485838779956427" calcext:value-type="float">
            <text:p>0.48583878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509803921568627" calcext:value-type="float">
            <text:p>0.5098039216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509803921568627" calcext:value-type="float">
            <text:p>0.5098039216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522875816993464" calcext:value-type="float">
            <text:p>0.522875817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52723311546841" calcext:value-type="float">
            <text:p>0.5272331155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533769063180828" calcext:value-type="float">
            <text:p>0.5337690632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562091503267974" calcext:value-type="float">
            <text:p>0.5620915033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562091503267974" calcext:value-type="float">
            <text:p>0.5620915033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601307189542484" calcext:value-type="float">
            <text:p>0.6013071895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642701525054466" calcext:value-type="float">
            <text:p>0.6427015251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642701525054466" calcext:value-type="float">
            <text:p>0.6427015251</text:p>
          </table:table-cell>
          <table:table-cell/>
        </table:table-row>
        <table:table-row table:style-name="ro1">
          <table:table-cell office:value-type="float" office:value="0.00177304964539007" calcext:value-type="float">
            <text:p>0.0017730496</text:p>
          </table:table-cell>
          <table:table-cell office:value-type="float" office:value="0.649237472766884" calcext:value-type="float">
            <text:p>0.6492374728</text:p>
          </table:table-cell>
          <table:table-cell/>
        </table:table-row>
        <table:table-row table:style-name="ro1">
          <table:table-cell office:value-type="float" office:value="0.00177304964539007" calcext:value-type="float">
            <text:p>0.0017730496</text:p>
          </table:table-cell>
          <table:table-cell office:value-type="float" office:value="0.651416122004357" calcext:value-type="float">
            <text:p>0.651416122</text:p>
          </table:table-cell>
          <table:table-cell/>
        </table:table-row>
        <table:table-row table:style-name="ro1">
          <table:table-cell office:value-type="float" office:value="0.00177304964539007" calcext:value-type="float">
            <text:p>0.0017730496</text:p>
          </table:table-cell>
          <table:table-cell office:value-type="float" office:value="0.662309368191721" calcext:value-type="float">
            <text:p>0.6623093682</text:p>
          </table:table-cell>
          <table:table-cell/>
        </table:table-row>
        <table:table-row table:style-name="ro1">
          <table:table-cell office:value-type="float" office:value="0.00177304964539007" calcext:value-type="float">
            <text:p>0.0017730496</text:p>
          </table:table-cell>
          <table:table-cell office:value-type="float" office:value="0.664488017429194" calcext:value-type="float">
            <text:p>0.6644880174</text:p>
          </table:table-cell>
          <table:table-cell/>
        </table:table-row>
        <table:table-row table:style-name="ro1">
          <table:table-cell office:value-type="float" office:value="0.00177304964539007" calcext:value-type="float">
            <text:p>0.0017730496</text:p>
          </table:table-cell>
          <table:table-cell office:value-type="float" office:value="0.668845315904139" calcext:value-type="float">
            <text:p>0.6688453159</text:p>
          </table:table-cell>
          <table:table-cell/>
        </table:table-row>
        <table:table-row table:style-name="ro1">
          <table:table-cell office:value-type="float" office:value="0.00177304964539007" calcext:value-type="float">
            <text:p>0.0017730496</text:p>
          </table:table-cell>
          <table:table-cell office:value-type="float" office:value="0.673202614379085" calcext:value-type="float">
            <text:p>0.6732026144</text:p>
          </table:table-cell>
          <table:table-cell/>
        </table:table-row>
        <table:table-row table:style-name="ro1">
          <table:table-cell office:value-type="float" office:value="0.00212765957446808" calcext:value-type="float">
            <text:p>0.0021276596</text:p>
          </table:table-cell>
          <table:table-cell office:value-type="float" office:value="0.675381263616558" calcext:value-type="float">
            <text:p>0.6753812636</text:p>
          </table:table-cell>
          <table:table-cell/>
        </table:table-row>
        <table:table-row table:style-name="ro1">
          <table:table-cell office:value-type="float" office:value="0.00212765957446808" calcext:value-type="float">
            <text:p>0.0021276596</text:p>
          </table:table-cell>
          <table:table-cell office:value-type="float" office:value="0.679738562091503" calcext:value-type="float">
            <text:p>0.6797385621</text:p>
          </table:table-cell>
          <table:table-cell/>
        </table:table-row>
        <table:table-row table:style-name="ro1">
          <table:table-cell office:value-type="float" office:value="0.00212765957446808" calcext:value-type="float">
            <text:p>0.0021276596</text:p>
          </table:table-cell>
          <table:table-cell office:value-type="float" office:value="0.697167755991285" calcext:value-type="float">
            <text:p>0.697167756</text:p>
          </table:table-cell>
          <table:table-cell/>
        </table:table-row>
        <table:table-row table:style-name="ro1">
          <table:table-cell office:value-type="float" office:value="0.00390070921985816" calcext:value-type="float">
            <text:p>0.0039007092</text:p>
          </table:table-cell>
          <table:table-cell office:value-type="float" office:value="0.710239651416122" calcext:value-type="float">
            <text:p>0.7102396514</text:p>
          </table:table-cell>
          <table:table-cell/>
        </table:table-row>
        <table:table-row table:style-name="ro1">
          <table:table-cell office:value-type="float" office:value="0.00390070921985816" calcext:value-type="float">
            <text:p>0.0039007092</text:p>
          </table:table-cell>
          <table:table-cell office:value-type="float" office:value="0.718954248366013" calcext:value-type="float">
            <text:p>0.7189542484</text:p>
          </table:table-cell>
          <table:table-cell/>
        </table:table-row>
        <table:table-row table:style-name="ro1">
          <table:table-cell office:value-type="float" office:value="0.00531914893617021" calcext:value-type="float">
            <text:p>0.0053191489</text:p>
          </table:table-cell>
          <table:table-cell office:value-type="float" office:value="0.753812636165577" calcext:value-type="float">
            <text:p>0.7538126362</text:p>
          </table:table-cell>
          <table:table-cell/>
        </table:table-row>
        <table:table-row table:style-name="ro1">
          <table:table-cell office:value-type="float" office:value="0.0074468085106383" calcext:value-type="float">
            <text:p>0.0074468085</text:p>
          </table:table-cell>
          <table:table-cell office:value-type="float" office:value="0.75599128540305" calcext:value-type="float">
            <text:p>0.7559912854</text:p>
          </table:table-cell>
          <table:table-cell/>
        </table:table-row>
        <table:table-row table:style-name="ro1">
          <table:table-cell office:value-type="float" office:value="0.00815602836879433" calcext:value-type="float">
            <text:p>0.0081560284</text:p>
          </table:table-cell>
          <table:table-cell office:value-type="float" office:value="0.782135076252723" calcext:value-type="float">
            <text:p>0.7821350763</text:p>
          </table:table-cell>
          <table:table-cell/>
        </table:table-row>
        <table:table-row table:style-name="ro1">
          <table:table-cell office:value-type="float" office:value="0.0099290780141844" calcext:value-type="float">
            <text:p>0.009929078</text:p>
          </table:table-cell>
          <table:table-cell office:value-type="float" office:value="0.786492374727669" calcext:value-type="float">
            <text:p>0.7864923747</text:p>
          </table:table-cell>
          <table:table-cell/>
        </table:table-row>
        <table:table-row table:style-name="ro1">
          <table:table-cell office:value-type="float" office:value="0.0102836879432624" calcext:value-type="float">
            <text:p>0.0102836879</text:p>
          </table:table-cell>
          <table:table-cell office:value-type="float" office:value="0.786492374727669" calcext:value-type="float">
            <text:p>0.7864923747</text:p>
          </table:table-cell>
          <table:table-cell/>
        </table:table-row>
        <table:table-row table:style-name="ro1">
          <table:table-cell office:value-type="float" office:value="0.0113475177304965" calcext:value-type="float">
            <text:p>0.0113475177</text:p>
          </table:table-cell>
          <table:table-cell office:value-type="float" office:value="0.788671023965142" calcext:value-type="float">
            <text:p>0.788671024</text:p>
          </table:table-cell>
          <table:table-cell/>
        </table:table-row>
        <table:table-row table:style-name="ro1">
          <table:table-cell office:value-type="float" office:value="0.0117021276595745" calcext:value-type="float">
            <text:p>0.0117021277</text:p>
          </table:table-cell>
          <table:table-cell office:value-type="float" office:value="0.790849673202614" calcext:value-type="float">
            <text:p>0.7908496732</text:p>
          </table:table-cell>
          <table:table-cell/>
        </table:table-row>
        <table:table-row table:style-name="ro1">
          <table:table-cell office:value-type="float" office:value="0.0127659574468085" calcext:value-type="float">
            <text:p>0.0127659574</text:p>
          </table:table-cell>
          <table:table-cell office:value-type="float" office:value="0.793028322440087" calcext:value-type="float">
            <text:p>0.7930283224</text:p>
          </table:table-cell>
          <table:table-cell/>
        </table:table-row>
        <table:table-row table:style-name="ro1">
          <table:table-cell office:value-type="float" office:value="0.0141843971631206" calcext:value-type="float">
            <text:p>0.0141843972</text:p>
          </table:table-cell>
          <table:table-cell office:value-type="float" office:value="0.799564270152505" calcext:value-type="float">
            <text:p>0.7995642702</text:p>
          </table:table-cell>
          <table:table-cell/>
        </table:table-row>
        <table:table-row table:style-name="ro1">
          <table:table-cell office:value-type="float" office:value="0.0145390070921986" calcext:value-type="float">
            <text:p>0.0145390071</text:p>
          </table:table-cell>
          <table:table-cell office:value-type="float" office:value="0.801742919389978" calcext:value-type="float">
            <text:p>0.8017429194</text:p>
          </table:table-cell>
          <table:table-cell/>
        </table:table-row>
        <table:table-row table:style-name="ro1">
          <table:table-cell office:value-type="float" office:value="0.0145390070921986" calcext:value-type="float">
            <text:p>0.0145390071</text:p>
          </table:table-cell>
          <table:table-cell office:value-type="float" office:value="0.803921568627451" calcext:value-type="float">
            <text:p>0.8039215686</text:p>
          </table:table-cell>
          <table:table-cell/>
        </table:table-row>
        <table:table-row table:style-name="ro1">
          <table:table-cell office:value-type="float" office:value="0.0148936170212766" calcext:value-type="float">
            <text:p>0.014893617</text:p>
          </table:table-cell>
          <table:table-cell office:value-type="float" office:value="0.803921568627451" calcext:value-type="float">
            <text:p>0.8039215686</text:p>
          </table:table-cell>
          <table:table-cell/>
        </table:table-row>
        <table:table-row table:style-name="ro1">
          <table:table-cell office:value-type="float" office:value="0.0156028368794326" calcext:value-type="float">
            <text:p>0.0156028369</text:p>
          </table:table-cell>
          <table:table-cell office:value-type="float" office:value="0.806100217864924" calcext:value-type="float">
            <text:p>0.8061002179</text:p>
          </table:table-cell>
          <table:table-cell/>
        </table:table-row>
        <table:table-row table:style-name="ro1">
          <table:table-cell office:value-type="float" office:value="0.0159574468085106" calcext:value-type="float">
            <text:p>0.0159574468</text:p>
          </table:table-cell>
          <table:table-cell office:value-type="float" office:value="0.806100217864924" calcext:value-type="float">
            <text:p>0.8061002179</text:p>
          </table:table-cell>
          <table:table-cell/>
        </table:table-row>
        <table:table-row table:style-name="ro1">
          <table:table-cell office:value-type="float" office:value="0.0180851063829787" calcext:value-type="float">
            <text:p>0.0180851064</text:p>
          </table:table-cell>
          <table:table-cell office:value-type="float" office:value="0.806100217864924" calcext:value-type="float">
            <text:p>0.8061002179</text:p>
          </table:table-cell>
          <table:table-cell/>
        </table:table-row>
        <table:table-row table:style-name="ro1">
          <table:table-cell office:value-type="float" office:value="0.0195035460992908" calcext:value-type="float">
            <text:p>0.0195035461</text:p>
          </table:table-cell>
          <table:table-cell office:value-type="float" office:value="0.808278867102396" calcext:value-type="float">
            <text:p>0.8082788671</text:p>
          </table:table-cell>
          <table:table-cell/>
        </table:table-row>
        <table:table-row table:style-name="ro1">
          <table:table-cell office:value-type="float" office:value="0.025531914893617" calcext:value-type="float">
            <text:p>0.0255319149</text:p>
          </table:table-cell>
          <table:table-cell office:value-type="float" office:value="0.816993464052288" calcext:value-type="float">
            <text:p>0.8169934641</text:p>
          </table:table-cell>
          <table:table-cell/>
        </table:table-row>
        <table:table-row table:style-name="ro1">
          <table:table-cell office:value-type="float" office:value="0.0276595744680851" calcext:value-type="float">
            <text:p>0.0276595745</text:p>
          </table:table-cell>
          <table:table-cell office:value-type="float" office:value="0.821350762527233" calcext:value-type="float">
            <text:p>0.8213507625</text:p>
          </table:table-cell>
          <table:table-cell/>
        </table:table-row>
        <table:table-row table:style-name="ro1">
          <table:table-cell office:value-type="float" office:value="0.0280141843971631" calcext:value-type="float">
            <text:p>0.0280141844</text:p>
          </table:table-cell>
          <table:table-cell office:value-type="float" office:value="0.81917211328976" calcext:value-type="float">
            <text:p>0.8191721133</text:p>
          </table:table-cell>
          <table:table-cell/>
        </table:table-row>
        <table:table-row table:style-name="ro1">
          <table:table-cell office:value-type="float" office:value="0.0294326241134752" calcext:value-type="float">
            <text:p>0.0294326241</text:p>
          </table:table-cell>
          <table:table-cell office:value-type="float" office:value="0.821350762527233" calcext:value-type="float">
            <text:p>0.8213507625</text:p>
          </table:table-cell>
          <table:table-cell/>
        </table:table-row>
        <table:table-row table:style-name="ro1">
          <table:table-cell office:value-type="float" office:value="0.0312056737588652" calcext:value-type="float">
            <text:p>0.0312056738</text:p>
          </table:table-cell>
          <table:table-cell office:value-type="float" office:value="0.81917211328976" calcext:value-type="float">
            <text:p>0.8191721133</text:p>
          </table:table-cell>
          <table:table-cell/>
        </table:table-row>
        <table:table-row table:style-name="ro1">
          <table:table-cell office:value-type="float" office:value="0.0336879432624114" calcext:value-type="float">
            <text:p>0.0336879433</text:p>
          </table:table-cell>
          <table:table-cell office:value-type="float" office:value="0.825708061002178" calcext:value-type="float">
            <text:p>0.825708061</text:p>
          </table:table-cell>
          <table:table-cell/>
        </table:table-row>
        <table:table-row table:style-name="ro1">
          <table:table-cell office:value-type="float" office:value="0.0358156028368794" calcext:value-type="float">
            <text:p>0.0358156028</text:p>
          </table:table-cell>
          <table:table-cell office:value-type="float" office:value="0.825708061002178" calcext:value-type="float">
            <text:p>0.825708061</text:p>
          </table:table-cell>
          <table:table-cell/>
        </table:table-row>
        <table:table-row table:style-name="ro1">
          <table:table-cell office:value-type="float" office:value="0.0358156028368794" calcext:value-type="float">
            <text:p>0.0358156028</text:p>
          </table:table-cell>
          <table:table-cell office:value-type="float" office:value="0.827886710239651" calcext:value-type="float">
            <text:p>0.8278867102</text:p>
          </table:table-cell>
          <table:table-cell/>
        </table:table-row>
        <table:table-row table:style-name="ro1">
          <table:table-cell office:value-type="float" office:value="0.0386524822695035" calcext:value-type="float">
            <text:p>0.0386524823</text:p>
          </table:table-cell>
          <table:table-cell office:value-type="float" office:value="0.825708061002178" calcext:value-type="float">
            <text:p>0.825708061</text:p>
          </table:table-cell>
          <table:table-cell/>
        </table:table-row>
        <table:table-row table:style-name="ro1">
          <table:table-cell office:value-type="float" office:value="0.0411347517730496" calcext:value-type="float">
            <text:p>0.0411347518</text:p>
          </table:table-cell>
          <table:table-cell office:value-type="float" office:value="0.827886710239651" calcext:value-type="float">
            <text:p>0.8278867102</text:p>
          </table:table-cell>
          <table:table-cell/>
        </table:table-row>
        <table:table-row table:style-name="ro1">
          <table:table-cell office:value-type="float" office:value="0.0421985815602837" calcext:value-type="float">
            <text:p>0.0421985816</text:p>
          </table:table-cell>
          <table:table-cell office:value-type="float" office:value="0.830065359477124" calcext:value-type="float">
            <text:p>0.8300653595</text:p>
          </table:table-cell>
          <table:table-cell/>
        </table:table-row>
        <table:table-row table:style-name="ro1">
          <table:table-cell office:value-type="float" office:value="0.0429078014184397" calcext:value-type="float">
            <text:p>0.0429078014</text:p>
          </table:table-cell>
          <table:table-cell office:value-type="float" office:value="0.825708061002178" calcext:value-type="float">
            <text:p>0.825708061</text:p>
          </table:table-cell>
          <table:table-cell/>
        </table:table-row>
        <table:table-row table:style-name="ro1">
          <table:table-cell office:value-type="float" office:value="0.0439716312056738" calcext:value-type="float">
            <text:p>0.0439716312</text:p>
          </table:table-cell>
          <table:table-cell office:value-type="float" office:value="0.832244008714597" calcext:value-type="float">
            <text:p>0.8322440087</text:p>
          </table:table-cell>
          <table:table-cell/>
        </table:table-row>
        <table:table-row table:style-name="ro1">
          <table:table-cell office:value-type="float" office:value="0.0457446808510638" calcext:value-type="float">
            <text:p>0.0457446809</text:p>
          </table:table-cell>
          <table:table-cell office:value-type="float" office:value="0.83442265795207" calcext:value-type="float">
            <text:p>0.834422658</text:p>
          </table:table-cell>
          <table:table-cell/>
        </table:table-row>
        <table:table-row table:style-name="ro1">
          <table:table-cell office:value-type="float" office:value="0.0464539007092199" calcext:value-type="float">
            <text:p>0.0464539007</text:p>
          </table:table-cell>
          <table:table-cell office:value-type="float" office:value="0.83442265795207" calcext:value-type="float">
            <text:p>0.834422658</text:p>
          </table:table-cell>
          <table:table-cell/>
        </table:table-row>
        <table:table-row table:style-name="ro1">
          <table:table-cell office:value-type="float" office:value="0.0485815602836879" calcext:value-type="float">
            <text:p>0.0485815603</text:p>
          </table:table-cell>
          <table:table-cell office:value-type="float" office:value="0.83442265795207" calcext:value-type="float">
            <text:p>0.834422658</text:p>
          </table:table-cell>
          <table:table-cell/>
        </table:table-row>
        <table:table-row table:style-name="ro1">
          <table:table-cell office:value-type="float" office:value="0.048936170212766" calcext:value-type="float">
            <text:p>0.0489361702</text:p>
          </table:table-cell>
          <table:table-cell office:value-type="float" office:value="0.83442265795207" calcext:value-type="float">
            <text:p>0.834422658</text:p>
          </table:table-cell>
          <table:table-cell/>
        </table:table-row>
        <table:table-row table:style-name="ro1">
          <table:table-cell office:value-type="float" office:value="0.051063829787234" calcext:value-type="float">
            <text:p>0.0510638298</text:p>
          </table:table-cell>
          <table:table-cell office:value-type="float" office:value="0.83442265795207" calcext:value-type="float">
            <text:p>0.834422658</text:p>
          </table:table-cell>
          <table:table-cell/>
        </table:table-row>
        <table:table-row table:style-name="ro1">
          <table:table-cell office:value-type="float" office:value="0.0517730496453901" calcext:value-type="float">
            <text:p>0.0517730496</text:p>
          </table:table-cell>
          <table:table-cell office:value-type="float" office:value="0.838779956427015" calcext:value-type="float">
            <text:p>0.8387799564</text:p>
          </table:table-cell>
          <table:table-cell/>
        </table:table-row>
        <table:table-row table:style-name="ro1">
          <table:table-cell office:value-type="float" office:value="0.0609929078014184" calcext:value-type="float">
            <text:p>0.0609929078</text:p>
          </table:table-cell>
          <table:table-cell office:value-type="float" office:value="0.840958605664488" calcext:value-type="float">
            <text:p>0.8409586057</text:p>
          </table:table-cell>
          <table:table-cell/>
        </table:table-row>
        <table:table-row table:style-name="ro1">
          <table:table-cell office:value-type="float" office:value="0.0613475177304965" calcext:value-type="float">
            <text:p>0.0613475177</text:p>
          </table:table-cell>
          <table:table-cell office:value-type="float" office:value="0.840958605664488" calcext:value-type="float">
            <text:p>0.8409586057</text:p>
          </table:table-cell>
          <table:table-cell/>
        </table:table-row>
        <table:table-row table:style-name="ro1">
          <table:table-cell office:value-type="float" office:value="0.0631205673758865" calcext:value-type="float">
            <text:p>0.0631205674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0638297872340425" calcext:value-type="float">
            <text:p>0.0638297872</text:p>
          </table:table-cell>
          <table:table-cell office:value-type="float" office:value="0.838779956427015" calcext:value-type="float">
            <text:p>0.8387799564</text:p>
          </table:table-cell>
          <table:table-cell/>
        </table:table-row>
        <table:table-row table:style-name="ro1">
          <table:table-cell office:value-type="float" office:value="0.0648936170212766" calcext:value-type="float">
            <text:p>0.064893617</text:p>
          </table:table-cell>
          <table:table-cell office:value-type="float" office:value="0.840958605664488" calcext:value-type="float">
            <text:p>0.8409586057</text:p>
          </table:table-cell>
          <table:table-cell/>
        </table:table-row>
        <table:table-row table:style-name="ro1">
          <table:table-cell office:value-type="float" office:value="0.0698581560283688" calcext:value-type="float">
            <text:p>0.069858156</text:p>
          </table:table-cell>
          <table:table-cell office:value-type="float" office:value="0.840958605664488" calcext:value-type="float">
            <text:p>0.8409586057</text:p>
          </table:table-cell>
          <table:table-cell/>
        </table:table-row>
        <table:table-row table:style-name="ro1">
          <table:table-cell office:value-type="float" office:value="0.0719858156028369" calcext:value-type="float">
            <text:p>0.0719858156</text:p>
          </table:table-cell>
          <table:table-cell office:value-type="float" office:value="0.845315904139433" calcext:value-type="float">
            <text:p>0.8453159041</text:p>
          </table:table-cell>
          <table:table-cell/>
        </table:table-row>
        <table:table-row table:style-name="ro1">
          <table:table-cell office:value-type="float" office:value="0.074468085106383" calcext:value-type="float">
            <text:p>0.0744680851</text:p>
          </table:table-cell>
          <table:table-cell office:value-type="float" office:value="0.840958605664488" calcext:value-type="float">
            <text:p>0.8409586057</text:p>
          </table:table-cell>
          <table:table-cell/>
        </table:table-row>
        <table:table-row table:style-name="ro1">
          <table:table-cell office:value-type="float" office:value="0.0762411347517731" calcext:value-type="float">
            <text:p>0.0762411348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0797872340425532" calcext:value-type="float">
            <text:p>0.079787234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0858156028368794" calcext:value-type="float">
            <text:p>0.0858156028</text:p>
          </table:table-cell>
          <table:table-cell office:value-type="float" office:value="0.851851851851852" calcext:value-type="float">
            <text:p>0.8518518519</text:p>
          </table:table-cell>
          <table:table-cell/>
        </table:table-row>
        <table:table-row table:style-name="ro1">
          <table:table-cell office:value-type="float" office:value="0.0865248226950355" calcext:value-type="float">
            <text:p>0.0865248227</text:p>
          </table:table-cell>
          <table:table-cell office:value-type="float" office:value="0.845315904139433" calcext:value-type="float">
            <text:p>0.8453159041</text:p>
          </table:table-cell>
          <table:table-cell/>
        </table:table-row>
        <table:table-row table:style-name="ro1">
          <table:table-cell office:value-type="float" office:value="0.0900709219858156" calcext:value-type="float">
            <text:p>0.090070922</text:p>
          </table:table-cell>
          <table:table-cell office:value-type="float" office:value="0.845315904139433" calcext:value-type="float">
            <text:p>0.8453159041</text:p>
          </table:table-cell>
          <table:table-cell/>
        </table:table-row>
        <table:table-row table:style-name="ro1">
          <table:table-cell office:value-type="float" office:value="0.0904255319148936" calcext:value-type="float">
            <text:p>0.0904255319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0914893617021277" calcext:value-type="float">
            <text:p>0.0914893617</text:p>
          </table:table-cell>
          <table:table-cell office:value-type="float" office:value="0.845315904139433" calcext:value-type="float">
            <text:p>0.8453159041</text:p>
          </table:table-cell>
          <table:table-cell/>
        </table:table-row>
        <table:table-row table:style-name="ro1">
          <table:table-cell office:value-type="float" office:value="0.0936170212765957" calcext:value-type="float">
            <text:p>0.0936170213</text:p>
          </table:table-cell>
          <table:table-cell office:value-type="float" office:value="0.845315904139433" calcext:value-type="float">
            <text:p>0.8453159041</text:p>
          </table:table-cell>
          <table:table-cell/>
        </table:table-row>
        <table:table-row table:style-name="ro1">
          <table:table-cell office:value-type="float" office:value="0.0950354609929078" calcext:value-type="float">
            <text:p>0.095035461</text:p>
          </table:table-cell>
          <table:table-cell office:value-type="float" office:value="0.854030501089325" calcext:value-type="float">
            <text:p>0.8540305011</text:p>
          </table:table-cell>
          <table:table-cell/>
        </table:table-row>
        <table:table-row table:style-name="ro1">
          <table:table-cell office:value-type="float" office:value="0.0953900709219858" calcext:value-type="float">
            <text:p>0.0953900709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0960992907801418" calcext:value-type="float">
            <text:p>0.0960992908</text:p>
          </table:table-cell>
          <table:table-cell office:value-type="float" office:value="0.845315904139433" calcext:value-type="float">
            <text:p>0.8453159041</text:p>
          </table:table-cell>
          <table:table-cell/>
        </table:table-row>
        <table:table-row table:style-name="ro1">
          <table:table-cell office:value-type="float" office:value="0.0968085106382979" calcext:value-type="float">
            <text:p>0.0968085106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0978723404255319" calcext:value-type="float">
            <text:p>0.0978723404</text:p>
          </table:table-cell>
          <table:table-cell office:value-type="float" office:value="0.854030501089325" calcext:value-type="float">
            <text:p>0.8540305011</text:p>
          </table:table-cell>
          <table:table-cell/>
        </table:table-row>
        <table:table-row table:style-name="ro1">
          <table:table-cell office:value-type="float" office:value="0.099290780141844" calcext:value-type="float">
            <text:p>0.0992907801</text:p>
          </table:table-cell>
          <table:table-cell office:value-type="float" office:value="0.847494553376906" calcext:value-type="float">
            <text:p>0.8474945534</text:p>
          </table:table-cell>
          <table:table-cell/>
        </table:table-row>
        <table:table-row table:style-name="ro1">
          <table:table-cell office:value-type="float" office:value="0.10354609929078" calcext:value-type="float">
            <text:p>0.1035460993</text:p>
          </table:table-cell>
          <table:table-cell office:value-type="float" office:value="0.856209150326797" calcext:value-type="float">
            <text:p>0.8562091503</text:p>
          </table:table-cell>
          <table:table-cell/>
        </table:table-row>
        <table:table-row table:style-name="ro1">
          <table:table-cell office:value-type="float" office:value="0.104964539007092" calcext:value-type="float">
            <text:p>0.104964539</text:p>
          </table:table-cell>
          <table:table-cell office:value-type="float" office:value="0.856209150326797" calcext:value-type="float">
            <text:p>0.8562091503</text:p>
          </table:table-cell>
          <table:table-cell/>
        </table:table-row>
        <table:table-row table:style-name="ro1">
          <table:table-cell office:value-type="float" office:value="0.108156028368794" calcext:value-type="float">
            <text:p>0.1081560284</text:p>
          </table:table-cell>
          <table:table-cell office:value-type="float" office:value="0.856209150326797" calcext:value-type="float">
            <text:p>0.8562091503</text:p>
          </table:table-cell>
          <table:table-cell/>
        </table:table-row>
        <table:table-row table:style-name="ro1">
          <table:table-cell office:value-type="float" office:value="0.109929078014184" calcext:value-type="float">
            <text:p>0.109929078</text:p>
          </table:table-cell>
          <table:table-cell office:value-type="float" office:value="0.860566448801743" calcext:value-type="float">
            <text:p>0.8605664488</text:p>
          </table:table-cell>
          <table:table-cell/>
        </table:table-row>
        <table:table-row table:style-name="ro1">
          <table:table-cell office:value-type="float" office:value="0.111347517730496" calcext:value-type="float">
            <text:p>0.1113475177</text:p>
          </table:table-cell>
          <table:table-cell office:value-type="float" office:value="0.85838779956427" calcext:value-type="float">
            <text:p>0.8583877996</text:p>
          </table:table-cell>
          <table:table-cell/>
        </table:table-row>
        <table:table-row table:style-name="ro1">
          <table:table-cell office:value-type="float" office:value="0.111702127659574" calcext:value-type="float">
            <text:p>0.1117021277</text:p>
          </table:table-cell>
          <table:table-cell office:value-type="float" office:value="0.85838779956427" calcext:value-type="float">
            <text:p>0.8583877996</text:p>
          </table:table-cell>
          <table:table-cell/>
        </table:table-row>
        <table:table-row table:style-name="ro1">
          <table:table-cell office:value-type="float" office:value="0.113829787234043" calcext:value-type="float">
            <text:p>0.1138297872</text:p>
          </table:table-cell>
          <table:table-cell office:value-type="float" office:value="0.860566448801743" calcext:value-type="float">
            <text:p>0.8605664488</text:p>
          </table:table-cell>
          <table:table-cell/>
        </table:table-row>
        <table:table-row table:style-name="ro1">
          <table:table-cell office:value-type="float" office:value="0.114893617021277" calcext:value-type="float">
            <text:p>0.114893617</text:p>
          </table:table-cell>
          <table:table-cell office:value-type="float" office:value="0.85838779956427" calcext:value-type="float">
            <text:p>0.8583877996</text:p>
          </table:table-cell>
          <table:table-cell/>
        </table:table-row>
        <table:table-row table:style-name="ro1">
          <table:table-cell office:value-type="float" office:value="0.115957446808511" calcext:value-type="float">
            <text:p>0.1159574468</text:p>
          </table:table-cell>
          <table:table-cell office:value-type="float" office:value="0.85838779956427" calcext:value-type="float">
            <text:p>0.8583877996</text:p>
          </table:table-cell>
          <table:table-cell/>
        </table:table-row>
        <table:table-row table:style-name="ro1">
          <table:table-cell office:value-type="float" office:value="0.116666666666667" calcext:value-type="float">
            <text:p>0.1166666667</text:p>
          </table:table-cell>
          <table:table-cell office:value-type="float" office:value="0.862745098039216" calcext:value-type="float">
            <text:p>0.862745098</text:p>
          </table:table-cell>
          <table:table-cell/>
        </table:table-row>
        <table:table-row table:style-name="ro1">
          <table:table-cell office:value-type="float" office:value="0.118085106382979" calcext:value-type="float">
            <text:p>0.1180851064</text:p>
          </table:table-cell>
          <table:table-cell office:value-type="float" office:value="0.85838779956427" calcext:value-type="float">
            <text:p>0.8583877996</text:p>
          </table:table-cell>
          <table:table-cell/>
        </table:table-row>
        <table:table-row table:style-name="ro1">
          <table:table-cell office:value-type="float" office:value="0.118794326241135" calcext:value-type="float">
            <text:p>0.1187943262</text:p>
          </table:table-cell>
          <table:table-cell office:value-type="float" office:value="0.856209150326797" calcext:value-type="float">
            <text:p>0.8562091503</text:p>
          </table:table-cell>
          <table:table-cell/>
        </table:table-row>
        <table:table-row table:style-name="ro1">
          <table:table-cell office:value-type="float" office:value="0.119148936170213" calcext:value-type="float">
            <text:p>0.1191489362</text:p>
          </table:table-cell>
          <table:table-cell office:value-type="float" office:value="0.856209150326797" calcext:value-type="float">
            <text:p>0.8562091503</text:p>
          </table:table-cell>
          <table:table-cell/>
        </table:table-row>
        <table:table-row table:style-name="ro1">
          <table:table-cell office:value-type="float" office:value="0.119858156028369" calcext:value-type="float">
            <text:p>0.119858156</text:p>
          </table:table-cell>
          <table:table-cell office:value-type="float" office:value="0.862745098039216" calcext:value-type="float">
            <text:p>0.862745098</text:p>
          </table:table-cell>
          <table:table-cell/>
        </table:table-row>
        <table:table-row table:style-name="ro1">
          <table:table-cell office:value-type="float" office:value="0.122340425531915" calcext:value-type="float">
            <text:p>0.1223404255</text:p>
          </table:table-cell>
          <table:table-cell office:value-type="float" office:value="0.860566448801743" calcext:value-type="float">
            <text:p>0.8605664488</text:p>
          </table:table-cell>
          <table:table-cell/>
        </table:table-row>
        <table:table-row table:style-name="ro1">
          <table:table-cell office:value-type="float" office:value="0.122695035460993" calcext:value-type="float">
            <text:p>0.1226950355</text:p>
          </table:table-cell>
          <table:table-cell office:value-type="float" office:value="0.860566448801743" calcext:value-type="float">
            <text:p>0.8605664488</text:p>
          </table:table-cell>
          <table:table-cell/>
        </table:table-row>
        <table:table-row table:style-name="ro1">
          <table:table-cell office:value-type="float" office:value="0.123049645390071" calcext:value-type="float">
            <text:p>0.1230496454</text:p>
          </table:table-cell>
          <table:table-cell office:value-type="float" office:value="0.864923747276688" calcext:value-type="float">
            <text:p>0.8649237473</text:p>
          </table:table-cell>
          <table:table-cell/>
        </table:table-row>
        <table:table-row table:style-name="ro1">
          <table:table-cell office:value-type="float" office:value="0.124113475177305" calcext:value-type="float">
            <text:p>0.1241134752</text:p>
          </table:table-cell>
          <table:table-cell office:value-type="float" office:value="0.864923747276688" calcext:value-type="float">
            <text:p>0.8649237473</text:p>
          </table:table-cell>
          <table:table-cell/>
        </table:table-row>
        <table:table-row table:style-name="ro1">
          <table:table-cell office:value-type="float" office:value="0.124468085106383" calcext:value-type="float">
            <text:p>0.1244680851</text:p>
          </table:table-cell>
          <table:table-cell office:value-type="float" office:value="0.85838779956427" calcext:value-type="float">
            <text:p>0.8583877996</text:p>
          </table:table-cell>
          <table:table-cell/>
        </table:table-row>
        <table:table-row table:style-name="ro1">
          <table:table-cell office:value-type="float" office:value="0.128368794326241" calcext:value-type="float">
            <text:p>0.1283687943</text:p>
          </table:table-cell>
          <table:table-cell office:value-type="float" office:value="0.864923747276688" calcext:value-type="float">
            <text:p>0.8649237473</text:p>
          </table:table-cell>
          <table:table-cell/>
        </table:table-row>
        <table:table-row table:style-name="ro1">
          <table:table-cell office:value-type="float" office:value="0.129078014184397" calcext:value-type="float">
            <text:p>0.1290780142</text:p>
          </table:table-cell>
          <table:table-cell office:value-type="float" office:value="0.862745098039216" calcext:value-type="float">
            <text:p>0.862745098</text:p>
          </table:table-cell>
          <table:table-cell/>
        </table:table-row>
        <table:table-row table:style-name="ro1">
          <table:table-cell office:value-type="float" office:value="0.131560283687943" calcext:value-type="float">
            <text:p>0.1315602837</text:p>
          </table:table-cell>
          <table:table-cell office:value-type="float" office:value="0.864923747276688" calcext:value-type="float">
            <text:p>0.8649237473</text:p>
          </table:table-cell>
          <table:table-cell/>
        </table:table-row>
        <table:table-row table:style-name="ro1">
          <table:table-cell office:value-type="float" office:value="0.133687943262411" calcext:value-type="float">
            <text:p>0.1336879433</text:p>
          </table:table-cell>
          <table:table-cell office:value-type="float" office:value="0.864923747276688" calcext:value-type="float">
            <text:p>0.8649237473</text:p>
          </table:table-cell>
          <table:table-cell/>
        </table:table-row>
        <table:table-row table:style-name="ro1">
          <table:table-cell office:value-type="float" office:value="0.134042553191489" calcext:value-type="float">
            <text:p>0.1340425532</text:p>
          </table:table-cell>
          <table:table-cell office:value-type="float" office:value="0.867102396514161" calcext:value-type="float">
            <text:p>0.8671023965</text:p>
          </table:table-cell>
          <table:table-cell/>
        </table:table-row>
        <table:table-row table:style-name="ro1">
          <table:table-cell office:value-type="float" office:value="0.134397163120567" calcext:value-type="float">
            <text:p>0.1343971631</text:p>
          </table:table-cell>
          <table:table-cell office:value-type="float" office:value="0.862745098039216" calcext:value-type="float">
            <text:p>0.862745098</text:p>
          </table:table-cell>
          <table:table-cell/>
        </table:table-row>
        <table:table-row table:style-name="ro1">
          <table:table-cell office:value-type="float" office:value="0.136170212765957" calcext:value-type="float">
            <text:p>0.1361702128</text:p>
          </table:table-cell>
          <table:table-cell office:value-type="float" office:value="0.864923747276688" calcext:value-type="float">
            <text:p>0.8649237473</text:p>
          </table:table-cell>
          <table:table-cell/>
        </table:table-row>
        <table:table-row table:style-name="ro1">
          <table:table-cell office:value-type="float" office:value="0.139007092198582" calcext:value-type="float">
            <text:p>0.1390070922</text:p>
          </table:table-cell>
          <table:table-cell office:value-type="float" office:value="0.864923747276688" calcext:value-type="float">
            <text:p>0.8649237473</text:p>
          </table:table-cell>
          <table:table-cell/>
        </table:table-row>
        <table:table-row table:style-name="ro1">
          <table:table-cell office:value-type="float" office:value="0.13936170212766" calcext:value-type="float">
            <text:p>0.1393617021</text:p>
          </table:table-cell>
          <table:table-cell office:value-type="float" office:value="0.864923747276688" calcext:value-type="float">
            <text:p>0.8649237473</text:p>
          </table:table-cell>
          <table:table-cell/>
        </table:table-row>
        <table:table-row table:style-name="ro1">
          <table:table-cell office:value-type="float" office:value="0.140780141843972" calcext:value-type="float">
            <text:p>0.1407801418</text:p>
          </table:table-cell>
          <table:table-cell office:value-type="float" office:value="0.867102396514161" calcext:value-type="float">
            <text:p>0.8671023965</text:p>
          </table:table-cell>
          <table:table-cell/>
        </table:table-row>
        <table:table-row table:style-name="ro1">
          <table:table-cell office:value-type="float" office:value="0.14468085106383" calcext:value-type="float">
            <text:p>0.1446808511</text:p>
          </table:table-cell>
          <table:table-cell office:value-type="float" office:value="0.867102396514161" calcext:value-type="float">
            <text:p>0.8671023965</text:p>
          </table:table-cell>
          <table:table-cell/>
        </table:table-row>
        <table:table-row table:style-name="ro1">
          <table:table-cell office:value-type="float" office:value="0.14468085106383" calcext:value-type="float">
            <text:p>0.1446808511</text:p>
          </table:table-cell>
          <table:table-cell office:value-type="float" office:value="0.869281045751634" calcext:value-type="float">
            <text:p>0.8692810458</text:p>
          </table:table-cell>
          <table:table-cell/>
        </table:table-row>
        <table:table-row table:style-name="ro1">
          <table:table-cell office:value-type="float" office:value="0.14645390070922" calcext:value-type="float">
            <text:p>0.1464539007</text:p>
          </table:table-cell>
          <table:table-cell office:value-type="float" office:value="0.867102396514161" calcext:value-type="float">
            <text:p>0.8671023965</text:p>
          </table:table-cell>
          <table:table-cell/>
        </table:table-row>
        <table:table-row table:style-name="ro1">
          <table:table-cell office:value-type="float" office:value="0.146808510638298" calcext:value-type="float">
            <text:p>0.1468085106</text:p>
          </table:table-cell>
          <table:table-cell office:value-type="float" office:value="0.867102396514161" calcext:value-type="float">
            <text:p>0.8671023965</text:p>
          </table:table-cell>
          <table:table-cell/>
        </table:table-row>
        <table:table-row table:style-name="ro1">
          <table:table-cell office:value-type="float" office:value="0.147163120567376" calcext:value-type="float">
            <text:p>0.1471631206</text:p>
          </table:table-cell>
          <table:table-cell office:value-type="float" office:value="0.867102396514161" calcext:value-type="float">
            <text:p>0.8671023965</text:p>
          </table:table-cell>
          <table:table-cell/>
        </table:table-row>
        <table:table-row table:style-name="ro1">
          <table:table-cell office:value-type="float" office:value="0.148581560283688" calcext:value-type="float">
            <text:p>0.1485815603</text:p>
          </table:table-cell>
          <table:table-cell office:value-type="float" office:value="0.869281045751634" calcext:value-type="float">
            <text:p>0.8692810458</text:p>
          </table:table-cell>
          <table:table-cell/>
        </table:table-row>
        <table:table-row table:style-name="ro1">
          <table:table-cell office:value-type="float" office:value="0.149645390070922" calcext:value-type="float">
            <text:p>0.1496453901</text:p>
          </table:table-cell>
          <table:table-cell office:value-type="float" office:value="0.869281045751634" calcext:value-type="float">
            <text:p>0.8692810458</text:p>
          </table:table-cell>
          <table:table-cell/>
        </table:table-row>
        <table:table-row table:style-name="ro1">
          <table:table-cell office:value-type="float" office:value="0.150709219858156" calcext:value-type="float">
            <text:p>0.1507092199</text:p>
          </table:table-cell>
          <table:table-cell office:value-type="float" office:value="0.867102396514161" calcext:value-type="float">
            <text:p>0.8671023965</text:p>
          </table:table-cell>
          <table:table-cell/>
        </table:table-row>
        <table:table-row table:style-name="ro1">
          <table:table-cell office:value-type="float" office:value="0.151063829787234" calcext:value-type="float">
            <text:p>0.1510638298</text:p>
          </table:table-cell>
          <table:table-cell office:value-type="float" office:value="0.867102396514161" calcext:value-type="float">
            <text:p>0.8671023965</text:p>
          </table:table-cell>
          <table:table-cell/>
        </table:table-row>
        <table:table-row table:style-name="ro1">
          <table:table-cell office:value-type="float" office:value="0.151418439716312" calcext:value-type="float">
            <text:p>0.1514184397</text:p>
          </table:table-cell>
          <table:table-cell office:value-type="float" office:value="0.867102396514161" calcext:value-type="float">
            <text:p>0.8671023965</text:p>
          </table:table-cell>
          <table:table-cell/>
        </table:table-row>
        <table:table-row table:style-name="ro1">
          <table:table-cell office:value-type="float" office:value="0.154609929078014" calcext:value-type="float">
            <text:p>0.1546099291</text:p>
          </table:table-cell>
          <table:table-cell office:value-type="float" office:value="0.869281045751634" calcext:value-type="float">
            <text:p>0.8692810458</text:p>
          </table:table-cell>
          <table:table-cell/>
        </table:table-row>
        <table:table-row table:style-name="ro1">
          <table:table-cell office:value-type="float" office:value="0.154964539007092" calcext:value-type="float">
            <text:p>0.154964539</text:p>
          </table:table-cell>
          <table:table-cell office:value-type="float" office:value="0.869281045751634" calcext:value-type="float">
            <text:p>0.8692810458</text:p>
          </table:table-cell>
          <table:table-cell/>
        </table:table-row>
        <table:table-row table:style-name="ro1">
          <table:table-cell office:value-type="float" office:value="0.159219858156028" calcext:value-type="float">
            <text:p>0.1592198582</text:p>
          </table:table-cell>
          <table:table-cell office:value-type="float" office:value="0.873638344226579" calcext:value-type="float">
            <text:p>0.8736383442</text:p>
          </table:table-cell>
          <table:table-cell/>
        </table:table-row>
        <table:table-row table:style-name="ro1">
          <table:table-cell office:value-type="float" office:value="0.164539007092199" calcext:value-type="float">
            <text:p>0.1645390071</text:p>
          </table:table-cell>
          <table:table-cell office:value-type="float" office:value="0.873638344226579" calcext:value-type="float">
            <text:p>0.8736383442</text:p>
          </table:table-cell>
          <table:table-cell/>
        </table:table-row>
        <table:table-row table:style-name="ro1">
          <table:table-cell office:value-type="float" office:value="0.164539007092199" calcext:value-type="float">
            <text:p>0.1645390071</text:p>
          </table:table-cell>
          <table:table-cell office:value-type="float" office:value="0.873638344226579" calcext:value-type="float">
            <text:p>0.8736383442</text:p>
          </table:table-cell>
          <table:table-cell/>
        </table:table-row>
        <table:table-row table:style-name="ro1">
          <table:table-cell office:value-type="float" office:value="0.166666666666667" calcext:value-type="float">
            <text:p>0.1666666667</text:p>
          </table:table-cell>
          <table:table-cell office:value-type="float" office:value="0.873638344226579" calcext:value-type="float">
            <text:p>0.8736383442</text:p>
          </table:table-cell>
          <table:table-cell/>
        </table:table-row>
        <table:table-row table:style-name="ro1">
          <table:table-cell office:value-type="float" office:value="0.173049645390071" calcext:value-type="float">
            <text:p>0.1730496454</text:p>
          </table:table-cell>
          <table:table-cell office:value-type="float" office:value="0.875816993464052" calcext:value-type="float">
            <text:p>0.8758169935</text:p>
          </table:table-cell>
          <table:table-cell/>
        </table:table-row>
        <table:table-row table:style-name="ro1">
          <table:table-cell office:value-type="float" office:value="0.173049645390071" calcext:value-type="float">
            <text:p>0.1730496454</text:p>
          </table:table-cell>
          <table:table-cell office:value-type="float" office:value="0.875816993464052" calcext:value-type="float">
            <text:p>0.8758169935</text:p>
          </table:table-cell>
          <table:table-cell/>
        </table:table-row>
        <table:table-row table:style-name="ro1">
          <table:table-cell office:value-type="float" office:value="0.174468085106383" calcext:value-type="float">
            <text:p>0.1744680851</text:p>
          </table:table-cell>
          <table:table-cell office:value-type="float" office:value="0.875816993464052" calcext:value-type="float">
            <text:p>0.8758169935</text:p>
          </table:table-cell>
          <table:table-cell/>
        </table:table-row>
        <table:table-row table:style-name="ro1">
          <table:table-cell office:value-type="float" office:value="0.174822695035461" calcext:value-type="float">
            <text:p>0.174822695</text:p>
          </table:table-cell>
          <table:table-cell office:value-type="float" office:value="0.875816993464052" calcext:value-type="float">
            <text:p>0.8758169935</text:p>
          </table:table-cell>
          <table:table-cell/>
        </table:table-row>
        <table:table-row table:style-name="ro1">
          <table:table-cell office:value-type="float" office:value="0.176595744680851" calcext:value-type="float">
            <text:p>0.1765957447</text:p>
          </table:table-cell>
          <table:table-cell office:value-type="float" office:value="0.875816993464052" calcext:value-type="float">
            <text:p>0.8758169935</text:p>
          </table:table-cell>
          <table:table-cell/>
        </table:table-row>
        <table:table-row table:style-name="ro1">
          <table:table-cell office:value-type="float" office:value="0.179432624113475" calcext:value-type="float">
            <text:p>0.1794326241</text:p>
          </table:table-cell>
          <table:table-cell office:value-type="float" office:value="0.875816993464052" calcext:value-type="float">
            <text:p>0.8758169935</text:p>
          </table:table-cell>
          <table:table-cell/>
        </table:table-row>
        <table:table-row table:style-name="ro1">
          <table:table-cell office:value-type="float" office:value="0.189007092198582" calcext:value-type="float">
            <text:p>0.1890070922</text:p>
          </table:table-cell>
          <table:table-cell office:value-type="float" office:value="0.877995642701525" calcext:value-type="float">
            <text:p>0.8779956427</text:p>
          </table:table-cell>
          <table:table-cell/>
        </table:table-row>
        <table:table-row table:style-name="ro1">
          <table:table-cell office:value-type="float" office:value="0.190425531914894" calcext:value-type="float">
            <text:p>0.1904255319</text:p>
          </table:table-cell>
          <table:table-cell office:value-type="float" office:value="0.882352941176471" calcext:value-type="float">
            <text:p>0.8823529412</text:p>
          </table:table-cell>
          <table:table-cell/>
        </table:table-row>
        <table:table-row table:style-name="ro1">
          <table:table-cell office:value-type="float" office:value="0.192553191489362" calcext:value-type="float">
            <text:p>0.1925531915</text:p>
          </table:table-cell>
          <table:table-cell office:value-type="float" office:value="0.880174291938998" calcext:value-type="float">
            <text:p>0.8801742919</text:p>
          </table:table-cell>
          <table:table-cell/>
        </table:table-row>
        <table:table-row table:style-name="ro1">
          <table:table-cell office:value-type="float" office:value="0.193262411347518" calcext:value-type="float">
            <text:p>0.1932624113</text:p>
          </table:table-cell>
          <table:table-cell office:value-type="float" office:value="0.882352941176471" calcext:value-type="float">
            <text:p>0.8823529412</text:p>
          </table:table-cell>
          <table:table-cell/>
        </table:table-row>
        <table:table-row table:style-name="ro1">
          <table:table-cell office:value-type="float" office:value="0.193617021276596" calcext:value-type="float">
            <text:p>0.1936170213</text:p>
          </table:table-cell>
          <table:table-cell office:value-type="float" office:value="0.884531590413943" calcext:value-type="float">
            <text:p>0.8845315904</text:p>
          </table:table-cell>
          <table:table-cell/>
        </table:table-row>
        <table:table-row table:style-name="ro1">
          <table:table-cell office:value-type="float" office:value="0.200709219858156" calcext:value-type="float">
            <text:p>0.2007092199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201063829787234" calcext:value-type="float">
            <text:p>0.2010638298</text:p>
          </table:table-cell>
          <table:table-cell office:value-type="float" office:value="0.884531590413943" calcext:value-type="float">
            <text:p>0.8845315904</text:p>
          </table:table-cell>
          <table:table-cell/>
        </table:table-row>
        <table:table-row table:style-name="ro1">
          <table:table-cell office:value-type="float" office:value="0.206737588652482" calcext:value-type="float">
            <text:p>0.2067375887</text:p>
          </table:table-cell>
          <table:table-cell office:value-type="float" office:value="0.882352941176471" calcext:value-type="float">
            <text:p>0.8823529412</text:p>
          </table:table-cell>
          <table:table-cell/>
        </table:table-row>
        <table:table-row table:style-name="ro1">
          <table:table-cell office:value-type="float" office:value="0.209219858156028" calcext:value-type="float">
            <text:p>0.2092198582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209929078014184" calcext:value-type="float">
            <text:p>0.209929078</text:p>
          </table:table-cell>
          <table:table-cell office:value-type="float" office:value="0.884531590413943" calcext:value-type="float">
            <text:p>0.8845315904</text:p>
          </table:table-cell>
          <table:table-cell/>
        </table:table-row>
        <table:table-row table:style-name="ro1">
          <table:table-cell office:value-type="float" office:value="0.211702127659574" calcext:value-type="float">
            <text:p>0.2117021277</text:p>
          </table:table-cell>
          <table:table-cell office:value-type="float" office:value="0.882352941176471" calcext:value-type="float">
            <text:p>0.8823529412</text:p>
          </table:table-cell>
          <table:table-cell/>
        </table:table-row>
        <table:table-row table:style-name="ro1">
          <table:table-cell office:value-type="float" office:value="0.212765957446808" calcext:value-type="float">
            <text:p>0.2127659574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213120567375887" calcext:value-type="float">
            <text:p>0.2131205674</text:p>
          </table:table-cell>
          <table:table-cell office:value-type="float" office:value="0.884531590413943" calcext:value-type="float">
            <text:p>0.8845315904</text:p>
          </table:table-cell>
          <table:table-cell/>
        </table:table-row>
        <table:table-row table:style-name="ro1">
          <table:table-cell office:value-type="float" office:value="0.214893617021277" calcext:value-type="float">
            <text:p>0.214893617</text:p>
          </table:table-cell>
          <table:table-cell office:value-type="float" office:value="0.884531590413943" calcext:value-type="float">
            <text:p>0.8845315904</text:p>
          </table:table-cell>
          <table:table-cell/>
        </table:table-row>
        <table:table-row table:style-name="ro1">
          <table:table-cell office:value-type="float" office:value="0.215602836879433" calcext:value-type="float">
            <text:p>0.2156028369</text:p>
          </table:table-cell>
          <table:table-cell office:value-type="float" office:value="0.884531590413943" calcext:value-type="float">
            <text:p>0.8845315904</text:p>
          </table:table-cell>
          <table:table-cell/>
        </table:table-row>
        <table:table-row table:style-name="ro1">
          <table:table-cell office:value-type="float" office:value="0.215957446808511" calcext:value-type="float">
            <text:p>0.2159574468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217021276595745" calcext:value-type="float">
            <text:p>0.2170212766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217730496453901" calcext:value-type="float">
            <text:p>0.2177304965</text:p>
          </table:table-cell>
          <table:table-cell office:value-type="float" office:value="0.882352941176471" calcext:value-type="float">
            <text:p>0.8823529412</text:p>
          </table:table-cell>
          <table:table-cell/>
        </table:table-row>
        <table:table-row table:style-name="ro1">
          <table:table-cell office:value-type="float" office:value="0.219503546099291" calcext:value-type="float">
            <text:p>0.2195035461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226595744680851" calcext:value-type="float">
            <text:p>0.2265957447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227304964539007" calcext:value-type="float">
            <text:p>0.2273049645</text:p>
          </table:table-cell>
          <table:table-cell office:value-type="float" office:value="0.884531590413943" calcext:value-type="float">
            <text:p>0.8845315904</text:p>
          </table:table-cell>
          <table:table-cell/>
        </table:table-row>
        <table:table-row table:style-name="ro1">
          <table:table-cell office:value-type="float" office:value="0.229787234042553" calcext:value-type="float">
            <text:p>0.229787234</text:p>
          </table:table-cell>
          <table:table-cell office:value-type="float" office:value="0.888888888888889" calcext:value-type="float">
            <text:p>0.8888888889</text:p>
          </table:table-cell>
          <table:table-cell/>
        </table:table-row>
        <table:table-row table:style-name="ro1">
          <table:table-cell office:value-type="float" office:value="0.231560283687943" calcext:value-type="float">
            <text:p>0.2315602837</text:p>
          </table:table-cell>
          <table:table-cell office:value-type="float" office:value="0.884531590413943" calcext:value-type="float">
            <text:p>0.8845315904</text:p>
          </table:table-cell>
          <table:table-cell/>
        </table:table-row>
        <table:table-row table:style-name="ro1">
          <table:table-cell office:value-type="float" office:value="0.231560283687943" calcext:value-type="float">
            <text:p>0.2315602837</text:p>
          </table:table-cell>
          <table:table-cell office:value-type="float" office:value="0.888888888888889" calcext:value-type="float">
            <text:p>0.8888888889</text:p>
          </table:table-cell>
          <table:table-cell/>
        </table:table-row>
        <table:table-row table:style-name="ro1">
          <table:table-cell office:value-type="float" office:value="0.234042553191489" calcext:value-type="float">
            <text:p>0.2340425532</text:p>
          </table:table-cell>
          <table:table-cell office:value-type="float" office:value="0.891067538126362" calcext:value-type="float">
            <text:p>0.8910675381</text:p>
          </table:table-cell>
          <table:table-cell/>
        </table:table-row>
        <table:table-row table:style-name="ro1">
          <table:table-cell office:value-type="float" office:value="0.239716312056738" calcext:value-type="float">
            <text:p>0.2397163121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241843971631206" calcext:value-type="float">
            <text:p>0.2418439716</text:p>
          </table:table-cell>
          <table:table-cell office:value-type="float" office:value="0.891067538126362" calcext:value-type="float">
            <text:p>0.8910675381</text:p>
          </table:table-cell>
          <table:table-cell/>
        </table:table-row>
        <table:table-row table:style-name="ro1">
          <table:table-cell office:value-type="float" office:value="0.247163120567376" calcext:value-type="float">
            <text:p>0.2471631206</text:p>
          </table:table-cell>
          <table:table-cell office:value-type="float" office:value="0.893246187363834" calcext:value-type="float">
            <text:p>0.8932461874</text:p>
          </table:table-cell>
          <table:table-cell/>
        </table:table-row>
        <table:table-row table:style-name="ro1">
          <table:table-cell office:value-type="float" office:value="0.247872340425532" calcext:value-type="float">
            <text:p>0.2478723404</text:p>
          </table:table-cell>
          <table:table-cell office:value-type="float" office:value="0.893246187363834" calcext:value-type="float">
            <text:p>0.8932461874</text:p>
          </table:table-cell>
          <table:table-cell/>
        </table:table-row>
        <table:table-row table:style-name="ro1">
          <table:table-cell office:value-type="float" office:value="0.248936170212766" calcext:value-type="float">
            <text:p>0.2489361702</text:p>
          </table:table-cell>
          <table:table-cell office:value-type="float" office:value="0.893246187363834" calcext:value-type="float">
            <text:p>0.8932461874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93246187363834" calcext:value-type="float">
            <text:p>0.8932461874</text:p>
          </table:table-cell>
          <table:table-cell/>
        </table:table-row>
        <table:table-row table:style-name="ro1">
          <table:table-cell office:value-type="float" office:value="0.250354609929078" calcext:value-type="float">
            <text:p>0.2503546099</text:p>
          </table:table-cell>
          <table:table-cell office:value-type="float" office:value="0.893246187363834" calcext:value-type="float">
            <text:p>0.8932461874</text:p>
          </table:table-cell>
          <table:table-cell/>
        </table:table-row>
        <table:table-row table:style-name="ro1">
          <table:table-cell office:value-type="float" office:value="0.252482269503546" calcext:value-type="float">
            <text:p>0.2524822695</text:p>
          </table:table-cell>
          <table:table-cell office:value-type="float" office:value="0.893246187363834" calcext:value-type="float">
            <text:p>0.8932461874</text:p>
          </table:table-cell>
          <table:table-cell/>
        </table:table-row>
        <table:table-row table:style-name="ro1">
          <table:table-cell office:value-type="float" office:value="0.25531914893617" calcext:value-type="float">
            <text:p>0.2553191489</text:p>
          </table:table-cell>
          <table:table-cell office:value-type="float" office:value="0.893246187363834" calcext:value-type="float">
            <text:p>0.8932461874</text:p>
          </table:table-cell>
          <table:table-cell/>
        </table:table-row>
        <table:table-row table:style-name="ro1">
          <table:table-cell office:value-type="float" office:value="0.256028368794326" calcext:value-type="float">
            <text:p>0.2560283688</text:p>
          </table:table-cell>
          <table:table-cell office:value-type="float" office:value="0.901960784313726" calcext:value-type="float">
            <text:p>0.9019607843</text:p>
          </table:table-cell>
          <table:table-cell/>
        </table:table-row>
        <table:table-row table:style-name="ro1">
          <table:table-cell office:value-type="float" office:value="0.258156028368794" calcext:value-type="float">
            <text:p>0.2581560284</text:p>
          </table:table-cell>
          <table:table-cell office:value-type="float" office:value="0.895424836601307" calcext:value-type="float">
            <text:p>0.8954248366</text:p>
          </table:table-cell>
          <table:table-cell/>
        </table:table-row>
        <table:table-row table:style-name="ro1">
          <table:table-cell office:value-type="float" office:value="0.260992907801418" calcext:value-type="float">
            <text:p>0.2609929078</text:p>
          </table:table-cell>
          <table:table-cell office:value-type="float" office:value="0.906318082788671" calcext:value-type="float">
            <text:p>0.9063180828</text:p>
          </table:table-cell>
          <table:table-cell/>
        </table:table-row>
        <table:table-row table:style-name="ro1">
          <table:table-cell office:value-type="float" office:value="0.264184397163121" calcext:value-type="float">
            <text:p>0.2641843972</text:p>
          </table:table-cell>
          <table:table-cell office:value-type="float" office:value="0.904139433551198" calcext:value-type="float">
            <text:p>0.9041394336</text:p>
          </table:table-cell>
          <table:table-cell/>
        </table:table-row>
        <table:table-row table:style-name="ro1">
          <table:table-cell office:value-type="float" office:value="0.264893617021277" calcext:value-type="float">
            <text:p>0.264893617</text:p>
          </table:table-cell>
          <table:table-cell office:value-type="float" office:value="0.906318082788671" calcext:value-type="float">
            <text:p>0.9063180828</text:p>
          </table:table-cell>
          <table:table-cell/>
        </table:table-row>
        <table:table-row table:style-name="ro1">
          <table:table-cell office:value-type="float" office:value="0.265957446808511" calcext:value-type="float">
            <text:p>0.2659574468</text:p>
          </table:table-cell>
          <table:table-cell office:value-type="float" office:value="0.904139433551198" calcext:value-type="float">
            <text:p>0.9041394336</text:p>
          </table:table-cell>
          <table:table-cell/>
        </table:table-row>
        <table:table-row table:style-name="ro1">
          <table:table-cell office:value-type="float" office:value="0.266312056737589" calcext:value-type="float">
            <text:p>0.2663120567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73758865248227" calcext:value-type="float">
            <text:p>0.2737588652</text:p>
          </table:table-cell>
          <table:table-cell office:value-type="float" office:value="0.912854030501089" calcext:value-type="float">
            <text:p>0.9128540305</text:p>
          </table:table-cell>
          <table:table-cell/>
        </table:table-row>
        <table:table-row table:style-name="ro1">
          <table:table-cell office:value-type="float" office:value="0.274468085106383" calcext:value-type="float">
            <text:p>0.2744680851</text:p>
          </table:table-cell>
          <table:table-cell office:value-type="float" office:value="0.912854030501089" calcext:value-type="float">
            <text:p>0.9128540305</text:p>
          </table:table-cell>
          <table:table-cell/>
        </table:table-row>
        <table:table-row table:style-name="ro1">
          <table:table-cell office:value-type="float" office:value="0.275177304964539" calcext:value-type="float">
            <text:p>0.275177305</text:p>
          </table:table-cell>
          <table:table-cell office:value-type="float" office:value="0.910675381263617" calcext:value-type="float">
            <text:p>0.9106753813</text:p>
          </table:table-cell>
          <table:table-cell/>
        </table:table-row>
        <table:table-row table:style-name="ro1">
          <table:table-cell office:value-type="float" office:value="0.277304964539007" calcext:value-type="float">
            <text:p>0.2773049645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78014184397163" calcext:value-type="float">
            <text:p>0.2780141844</text:p>
          </table:table-cell>
          <table:table-cell office:value-type="float" office:value="0.912854030501089" calcext:value-type="float">
            <text:p>0.9128540305</text:p>
          </table:table-cell>
          <table:table-cell/>
        </table:table-row>
        <table:table-row table:style-name="ro1">
          <table:table-cell office:value-type="float" office:value="0.278723404255319" calcext:value-type="float">
            <text:p>0.2787234043</text:p>
          </table:table-cell>
          <table:table-cell office:value-type="float" office:value="0.912854030501089" calcext:value-type="float">
            <text:p>0.9128540305</text:p>
          </table:table-cell>
          <table:table-cell/>
        </table:table-row>
        <table:table-row table:style-name="ro1">
          <table:table-cell office:value-type="float" office:value="0.279787234042553" calcext:value-type="float">
            <text:p>0.279787234</text:p>
          </table:table-cell>
          <table:table-cell office:value-type="float" office:value="0.912854030501089" calcext:value-type="float">
            <text:p>0.9128540305</text:p>
          </table:table-cell>
          <table:table-cell/>
        </table:table-row>
        <table:table-row table:style-name="ro1">
          <table:table-cell office:value-type="float" office:value="0.279787234042553" calcext:value-type="float">
            <text:p>0.279787234</text:p>
          </table:table-cell>
          <table:table-cell office:value-type="float" office:value="0.915032679738562" calcext:value-type="float">
            <text:p>0.9150326797</text:p>
          </table:table-cell>
          <table:table-cell/>
        </table:table-row>
        <table:table-row table:style-name="ro1">
          <table:table-cell office:value-type="float" office:value="0.281914893617021" calcext:value-type="float">
            <text:p>0.2819148936</text:p>
          </table:table-cell>
          <table:table-cell office:value-type="float" office:value="0.915032679738562" calcext:value-type="float">
            <text:p>0.9150326797</text:p>
          </table:table-cell>
          <table:table-cell/>
        </table:table-row>
        <table:table-row table:style-name="ro1">
          <table:table-cell office:value-type="float" office:value="0.282978723404255" calcext:value-type="float">
            <text:p>0.2829787234</text:p>
          </table:table-cell>
          <table:table-cell office:value-type="float" office:value="0.915032679738562" calcext:value-type="float">
            <text:p>0.9150326797</text:p>
          </table:table-cell>
          <table:table-cell/>
        </table:table-row>
        <table:table-row table:style-name="ro1">
          <table:table-cell office:value-type="float" office:value="0.290780141843972" calcext:value-type="float">
            <text:p>0.2907801418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90780141843972" calcext:value-type="float">
            <text:p>0.2907801418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29113475177305" calcext:value-type="float">
            <text:p>0.2911347518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301063829787234" calcext:value-type="float">
            <text:p>0.3010638298</text:p>
          </table:table-cell>
          <table:table-cell office:value-type="float" office:value="0.928104575163399" calcext:value-type="float">
            <text:p>0.9281045752</text:p>
          </table:table-cell>
          <table:table-cell/>
        </table:table-row>
        <table:table-row table:style-name="ro1">
          <table:table-cell office:value-type="float" office:value="0.318085106382979" calcext:value-type="float">
            <text:p>0.3180851064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318439716312057" calcext:value-type="float">
            <text:p>0.3184397163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319148936170213" calcext:value-type="float">
            <text:p>0.3191489362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325177304964539" calcext:value-type="float">
            <text:p>0.325177305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325177304964539" calcext:value-type="float">
            <text:p>0.325177305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326595744680851" calcext:value-type="float">
            <text:p>0.3265957447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327304964539007" calcext:value-type="float">
            <text:p>0.3273049645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327304964539007" calcext:value-type="float">
            <text:p>0.3273049645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28723404255319" calcext:value-type="float">
            <text:p>0.3287234043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29078014184397" calcext:value-type="float">
            <text:p>0.3290780142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31205673758865" calcext:value-type="float">
            <text:p>0.3312056738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31560283687943" calcext:value-type="float">
            <text:p>0.3315602837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31914893617021" calcext:value-type="float">
            <text:p>0.3319148936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33333333333333" calcext:value-type="float">
            <text:p>0.3333333333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44326241134752" calcext:value-type="float">
            <text:p>0.3443262411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4468085106383" calcext:value-type="float">
            <text:p>0.3446808511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47872340425532" calcext:value-type="float">
            <text:p>0.3478723404</text:p>
          </table:table-cell>
          <table:table-cell office:value-type="float" office:value="0.93681917211329" calcext:value-type="float">
            <text:p>0.9368191721</text:p>
          </table:table-cell>
          <table:table-cell/>
        </table:table-row>
        <table:table-row table:style-name="ro1">
          <table:table-cell office:value-type="float" office:value="0.348581560283688" calcext:value-type="float">
            <text:p>0.3485815603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49290780141844" calcext:value-type="float">
            <text:p>0.3492907801</text:p>
          </table:table-cell>
          <table:table-cell office:value-type="float" office:value="0.93681917211329" calcext:value-type="float">
            <text:p>0.9368191721</text:p>
          </table:table-cell>
          <table:table-cell/>
        </table:table-row>
        <table:table-row table:style-name="ro1">
          <table:table-cell office:value-type="float" office:value="0.349645390070922" calcext:value-type="float">
            <text:p>0.3496453901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50709219858156" calcext:value-type="float">
            <text:p>0.3507092199</text:p>
          </table:table-cell>
          <table:table-cell office:value-type="float" office:value="0.93681917211329" calcext:value-type="float">
            <text:p>0.9368191721</text:p>
          </table:table-cell>
          <table:table-cell/>
        </table:table-row>
        <table:table-row table:style-name="ro1">
          <table:table-cell office:value-type="float" office:value="0.351418439716312" calcext:value-type="float">
            <text:p>0.3514184397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54964539007092" calcext:value-type="float">
            <text:p>0.354964539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56028368794326" calcext:value-type="float">
            <text:p>0.3560283688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59929078014184" calcext:value-type="float">
            <text:p>0.359929078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60283687943262" calcext:value-type="float">
            <text:p>0.3602836879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6241134751773" calcext:value-type="float">
            <text:p>0.3624113475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63829787234043" calcext:value-type="float">
            <text:p>0.3638297872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65248226950355" calcext:value-type="float">
            <text:p>0.365248227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65957446808511" calcext:value-type="float">
            <text:p>0.3659574468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66666666666667" calcext:value-type="float">
            <text:p>0.3666666667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67021276595745" calcext:value-type="float">
            <text:p>0.3670212766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67375886524823" calcext:value-type="float">
            <text:p>0.3673758865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68794326241135" calcext:value-type="float">
            <text:p>0.3687943262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69503546099291" calcext:value-type="float">
            <text:p>0.3695035461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73404255319149" calcext:value-type="float">
            <text:p>0.3734042553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75177304964539" calcext:value-type="float">
            <text:p>0.375177305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75531914893617" calcext:value-type="float">
            <text:p>0.3755319149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75531914893617" calcext:value-type="float">
            <text:p>0.3755319149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377659574468085" calcext:value-type="float">
            <text:p>0.3776595745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81205673758865" calcext:value-type="float">
            <text:p>0.3812056738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382269503546099" calcext:value-type="float">
            <text:p>0.3822695035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383687943262411" calcext:value-type="float">
            <text:p>0.3836879433</text:p>
          </table:table-cell>
          <table:table-cell office:value-type="float" office:value="0.945533769063181" calcext:value-type="float">
            <text:p>0.9455337691</text:p>
          </table:table-cell>
          <table:table-cell/>
        </table:table-row>
        <table:table-row table:style-name="ro1">
          <table:table-cell office:value-type="float" office:value="0.388652482269504" calcext:value-type="float">
            <text:p>0.3886524823</text:p>
          </table:table-cell>
          <table:table-cell office:value-type="float" office:value="0.945533769063181" calcext:value-type="float">
            <text:p>0.9455337691</text:p>
          </table:table-cell>
          <table:table-cell/>
        </table:table-row>
        <table:table-row table:style-name="ro1">
          <table:table-cell office:value-type="float" office:value="0.393617021276596" calcext:value-type="float">
            <text:p>0.3936170213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395390070921986" calcext:value-type="float">
            <text:p>0.3953900709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396808510638298" calcext:value-type="float">
            <text:p>0.3968085106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398936170212766" calcext:value-type="float">
            <text:p>0.3989361702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398936170212766" calcext:value-type="float">
            <text:p>0.3989361702</text:p>
          </table:table-cell>
          <table:table-cell office:value-type="float" office:value="0.945533769063181" calcext:value-type="float">
            <text:p>0.9455337691</text:p>
          </table:table-cell>
          <table:table-cell/>
        </table:table-row>
        <table:table-row table:style-name="ro1">
          <table:table-cell office:value-type="float" office:value="0.398936170212766" calcext:value-type="float">
            <text:p>0.3989361702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02482269503546" calcext:value-type="float">
            <text:p>0.4024822695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10992907801418" calcext:value-type="float">
            <text:p>0.4109929078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12056737588653" calcext:value-type="float">
            <text:p>0.4120567376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13120567375887" calcext:value-type="float">
            <text:p>0.4131205674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21631205673759" calcext:value-type="float">
            <text:p>0.4216312057</text:p>
          </table:table-cell>
          <table:table-cell office:value-type="float" office:value="0.949891067538126" calcext:value-type="float">
            <text:p>0.9498910675</text:p>
          </table:table-cell>
          <table:table-cell/>
        </table:table-row>
        <table:table-row table:style-name="ro1">
          <table:table-cell office:value-type="float" office:value="0.422340425531915" calcext:value-type="float">
            <text:p>0.4223404255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26595744680851" calcext:value-type="float">
            <text:p>0.4265957447</text:p>
          </table:table-cell>
          <table:table-cell office:value-type="float" office:value="0.949891067538126" calcext:value-type="float">
            <text:p>0.9498910675</text:p>
          </table:table-cell>
          <table:table-cell/>
        </table:table-row>
        <table:table-row table:style-name="ro1">
          <table:table-cell office:value-type="float" office:value="0.427659574468085" calcext:value-type="float">
            <text:p>0.4276595745</text:p>
          </table:table-cell>
          <table:table-cell office:value-type="float" office:value="0.949891067538126" calcext:value-type="float">
            <text:p>0.9498910675</text:p>
          </table:table-cell>
          <table:table-cell/>
        </table:table-row>
        <table:table-row table:style-name="ro1">
          <table:table-cell office:value-type="float" office:value="0.428723404255319" calcext:value-type="float">
            <text:p>0.4287234043</text:p>
          </table:table-cell>
          <table:table-cell office:value-type="float" office:value="0.949891067538126" calcext:value-type="float">
            <text:p>0.9498910675</text:p>
          </table:table-cell>
          <table:table-cell/>
        </table:table-row>
        <table:table-row table:style-name="ro1">
          <table:table-cell office:value-type="float" office:value="0.433687943262411" calcext:value-type="float">
            <text:p>0.4336879433</text:p>
          </table:table-cell>
          <table:table-cell office:value-type="float" office:value="0.952069716775599" calcext:value-type="float">
            <text:p>0.9520697168</text:p>
          </table:table-cell>
          <table:table-cell/>
        </table:table-row>
        <table:table-row table:style-name="ro1">
          <table:table-cell office:value-type="float" office:value="0.433687943262411" calcext:value-type="float">
            <text:p>0.4336879433</text:p>
          </table:table-cell>
          <table:table-cell office:value-type="float" office:value="0.952069716775599" calcext:value-type="float">
            <text:p>0.9520697168</text:p>
          </table:table-cell>
          <table:table-cell/>
        </table:table-row>
        <table:table-row table:style-name="ro1">
          <table:table-cell office:value-type="float" office:value="0.434751773049645" calcext:value-type="float">
            <text:p>0.434751773</text:p>
          </table:table-cell>
          <table:table-cell office:value-type="float" office:value="0.952069716775599" calcext:value-type="float">
            <text:p>0.9520697168</text:p>
          </table:table-cell>
          <table:table-cell/>
        </table:table-row>
        <table:table-row table:style-name="ro1">
          <table:table-cell office:value-type="float" office:value="0.436170212765958" calcext:value-type="float">
            <text:p>0.4361702128</text:p>
          </table:table-cell>
          <table:table-cell office:value-type="float" office:value="0.954248366013072" calcext:value-type="float">
            <text:p>0.954248366</text:p>
          </table:table-cell>
          <table:table-cell/>
        </table:table-row>
        <table:table-row table:style-name="ro1">
          <table:table-cell office:value-type="float" office:value="0.437234042553192" calcext:value-type="float">
            <text:p>0.4372340426</text:p>
          </table:table-cell>
          <table:table-cell office:value-type="float" office:value="0.952069716775599" calcext:value-type="float">
            <text:p>0.9520697168</text:p>
          </table:table-cell>
          <table:table-cell/>
        </table:table-row>
        <table:table-row table:style-name="ro1">
          <table:table-cell office:value-type="float" office:value="0.439716312056738" calcext:value-type="float">
            <text:p>0.4397163121</text:p>
          </table:table-cell>
          <table:table-cell office:value-type="float" office:value="0.952069716775599" calcext:value-type="float">
            <text:p>0.9520697168</text:p>
          </table:table-cell>
          <table:table-cell/>
        </table:table-row>
        <table:table-row table:style-name="ro1">
          <table:table-cell office:value-type="float" office:value="0.440780141843972" calcext:value-type="float">
            <text:p>0.4407801418</text:p>
          </table:table-cell>
          <table:table-cell office:value-type="float" office:value="0.952069716775599" calcext:value-type="float">
            <text:p>0.9520697168</text:p>
          </table:table-cell>
          <table:table-cell/>
        </table:table-row>
        <table:table-row table:style-name="ro1">
          <table:table-cell office:value-type="float" office:value="0.442553191489362" calcext:value-type="float">
            <text:p>0.4425531915</text:p>
          </table:table-cell>
          <table:table-cell office:value-type="float" office:value="0.952069716775599" calcext:value-type="float">
            <text:p>0.9520697168</text:p>
          </table:table-cell>
          <table:table-cell/>
        </table:table-row>
        <table:table-row table:style-name="ro1">
          <table:table-cell office:value-type="float" office:value="0.44290780141844" calcext:value-type="float">
            <text:p>0.4429078014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443971631205674" calcext:value-type="float">
            <text:p>0.4439716312</text:p>
          </table:table-cell>
          <table:table-cell office:value-type="float" office:value="0.952069716775599" calcext:value-type="float">
            <text:p>0.9520697168</text:p>
          </table:table-cell>
          <table:table-cell/>
        </table:table-row>
        <table:table-row table:style-name="ro1">
          <table:table-cell office:value-type="float" office:value="0.451063829787234" calcext:value-type="float">
            <text:p>0.4510638298</text:p>
          </table:table-cell>
          <table:table-cell office:value-type="float" office:value="0.954248366013072" calcext:value-type="float">
            <text:p>0.954248366</text:p>
          </table:table-cell>
          <table:table-cell/>
        </table:table-row>
        <table:table-row table:style-name="ro1">
          <table:table-cell office:value-type="float" office:value="0.454255319148936" calcext:value-type="float">
            <text:p>0.4542553191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454609929078014" calcext:value-type="float">
            <text:p>0.4546099291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456737588652482" calcext:value-type="float">
            <text:p>0.4567375887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458156028368794" calcext:value-type="float">
            <text:p>0.4581560284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458510638297872" calcext:value-type="float">
            <text:p>0.4585106383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46063829787234" calcext:value-type="float">
            <text:p>0.4606382979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63829787234043" calcext:value-type="float">
            <text:p>0.4638297872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67021276595745" calcext:value-type="float">
            <text:p>0.4670212766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72340425531915" calcext:value-type="float">
            <text:p>0.4723404255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72695035460993" calcext:value-type="float">
            <text:p>0.4726950355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73404255319149" calcext:value-type="float">
            <text:p>0.4734042553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76595744680851" calcext:value-type="float">
            <text:p>0.4765957447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76595744680851" calcext:value-type="float">
            <text:p>0.4765957447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81560283687943" calcext:value-type="float">
            <text:p>0.4815602837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85106382978723" calcext:value-type="float">
            <text:p>0.485106383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85815602836879" calcext:value-type="float">
            <text:p>0.4858156028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85815602836879" calcext:value-type="float">
            <text:p>0.4858156028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87943262411348" calcext:value-type="float">
            <text:p>0.4879432624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87943262411348" calcext:value-type="float">
            <text:p>0.4879432624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91489361702128" calcext:value-type="float">
            <text:p>0.4914893617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93971631205674" calcext:value-type="float">
            <text:p>0.4939716312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9468085106383" calcext:value-type="float">
            <text:p>0.4946808511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496099290780142" calcext:value-type="float">
            <text:p>0.4960992908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01418439716312" calcext:value-type="float">
            <text:p>0.5014184397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0177304964539" calcext:value-type="float">
            <text:p>0.5017730496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502482269503546" calcext:value-type="float">
            <text:p>0.5024822695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04255319148936" calcext:value-type="float">
            <text:p>0.5042553191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04964539007092" calcext:value-type="float">
            <text:p>0.504964539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07446808510638" calcext:value-type="float">
            <text:p>0.5074468085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10283687943262" calcext:value-type="float">
            <text:p>0.5102836879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12056737588652" calcext:value-type="float">
            <text:p>0.5120567376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13120567375887" calcext:value-type="float">
            <text:p>0.5131205674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13475177304964" calcext:value-type="float">
            <text:p>0.5134751773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14539007092199" calcext:value-type="float">
            <text:p>0.5145390071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15248226950355" calcext:value-type="float">
            <text:p>0.515248227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15957446808511" calcext:value-type="float">
            <text:p>0.5159574468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15957446808511" calcext:value-type="float">
            <text:p>0.5159574468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16312056737589" calcext:value-type="float">
            <text:p>0.5163120567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17375886524823" calcext:value-type="float">
            <text:p>0.5173758865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23049645390071" calcext:value-type="float">
            <text:p>0.5230496454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524113475177305" calcext:value-type="float">
            <text:p>0.5241134752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524113475177305" calcext:value-type="float">
            <text:p>0.5241134752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528014184397163" calcext:value-type="float">
            <text:p>0.5280141844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530141843971631" calcext:value-type="float">
            <text:p>0.530141844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535460992907801" calcext:value-type="float">
            <text:p>0.5354609929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37943262411347" calcext:value-type="float">
            <text:p>0.5379432624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38652482269504" calcext:value-type="float">
            <text:p>0.5386524823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4290780141844" calcext:value-type="float">
            <text:p>0.5429078014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4822695035461" calcext:value-type="float">
            <text:p>0.5482269504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5177304964539" calcext:value-type="float">
            <text:p>0.5517730496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53191489361702" calcext:value-type="float">
            <text:p>0.5531914894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53191489361702" calcext:value-type="float">
            <text:p>0.5531914894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5531914893617" calcext:value-type="float">
            <text:p>0.5553191489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65248226950355" calcext:value-type="float">
            <text:p>0.565248227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68085106382979" calcext:value-type="float">
            <text:p>0.5680851064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73049645390071" calcext:value-type="float">
            <text:p>0.5730496454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75177304964539" calcext:value-type="float">
            <text:p>0.575177305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77304964539007" calcext:value-type="float">
            <text:p>0.5773049645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78014184397163" calcext:value-type="float">
            <text:p>0.5780141844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79078014184397" calcext:value-type="float">
            <text:p>0.5790780142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79432624113475" calcext:value-type="float">
            <text:p>0.5794326241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79787234042553" calcext:value-type="float">
            <text:p>0.579787234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82269503546099" calcext:value-type="float">
            <text:p>0.5822695035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85106382978723" calcext:value-type="float">
            <text:p>0.585106383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86879432624113" calcext:value-type="float">
            <text:p>0.5868794326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87234042553191" calcext:value-type="float">
            <text:p>0.5872340426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87234042553191" calcext:value-type="float">
            <text:p>0.5872340426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90780141843972" calcext:value-type="float">
            <text:p>0.5907801418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92198581560284" calcext:value-type="float">
            <text:p>0.5921985816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92198581560284" calcext:value-type="float">
            <text:p>0.5921985816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93971631205674" calcext:value-type="float">
            <text:p>0.5939716312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59468085106383" calcext:value-type="float">
            <text:p>0.5946808511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95390070921986" calcext:value-type="float">
            <text:p>0.5953900709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96808510638298" calcext:value-type="float">
            <text:p>0.5968085106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00709219858156" calcext:value-type="float">
            <text:p>0.6007092199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01063829787234" calcext:value-type="float">
            <text:p>0.6010638298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04964539007092" calcext:value-type="float">
            <text:p>0.604964539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606382978723404" calcext:value-type="float">
            <text:p>0.6063829787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09219858156028" calcext:value-type="float">
            <text:p>0.6092198582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10992907801418" calcext:value-type="float">
            <text:p>0.6109929078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17021276595745" calcext:value-type="float">
            <text:p>0.6170212766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19148936170213" calcext:value-type="float">
            <text:p>0.6191489362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620567375886525" calcext:value-type="float">
            <text:p>0.6205673759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22695035460993" calcext:value-type="float">
            <text:p>0.6226950355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626950354609929" calcext:value-type="float">
            <text:p>0.6269503546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28368794326241" calcext:value-type="float">
            <text:p>0.6283687943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30141843971631" calcext:value-type="float">
            <text:p>0.630141844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30496453900709" calcext:value-type="float">
            <text:p>0.6304964539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31205673758865" calcext:value-type="float">
            <text:p>0.6312056738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37588652482269" calcext:value-type="float">
            <text:p>0.6375886525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37943262411347" calcext:value-type="float">
            <text:p>0.6379432624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37943262411347" calcext:value-type="float">
            <text:p>0.6379432624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48936170212766" calcext:value-type="float">
            <text:p>0.6489361702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52482269503546" calcext:value-type="float">
            <text:p>0.6524822695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52482269503546" calcext:value-type="float">
            <text:p>0.6524822695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52836879432624" calcext:value-type="float">
            <text:p>0.6528368794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54609929078014" calcext:value-type="float">
            <text:p>0.6546099291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5709219858156" calcext:value-type="float">
            <text:p>0.6570921986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58510638297872" calcext:value-type="float">
            <text:p>0.6585106383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60992907801418" calcext:value-type="float">
            <text:p>0.6609929078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64539007092199" calcext:value-type="float">
            <text:p>0.6645390071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65957446808511" calcext:value-type="float">
            <text:p>0.6659574468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66312056737589" calcext:value-type="float">
            <text:p>0.6663120567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80851063829787" calcext:value-type="float">
            <text:p>0.6808510638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81205673758865" calcext:value-type="float">
            <text:p>0.6812056738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82269503546099" calcext:value-type="float">
            <text:p>0.6822695035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86879432624113" calcext:value-type="float">
            <text:p>0.6868794326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9468085106383" calcext:value-type="float">
            <text:p>0.6946808511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9645390070922" calcext:value-type="float">
            <text:p>0.6964539007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97163120567376" calcext:value-type="float">
            <text:p>0.6971631206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97872340425532" calcext:value-type="float">
            <text:p>0.6978723404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701418439716312" calcext:value-type="float">
            <text:p>0.7014184397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702127659574468" calcext:value-type="float">
            <text:p>0.7021276596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704255319148936" calcext:value-type="float">
            <text:p>0.7042553191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06028368794326" calcext:value-type="float">
            <text:p>0.7060283688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706737588652482" calcext:value-type="float">
            <text:p>0.7067375887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710992907801418" calcext:value-type="float">
            <text:p>0.7109929078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712056737588653" calcext:value-type="float">
            <text:p>0.7120567376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712056737588653" calcext:value-type="float">
            <text:p>0.7120567376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712765957446808" calcext:value-type="float">
            <text:p>0.7127659574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15602836879433" calcext:value-type="float">
            <text:p>0.7156028369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718794326241135" calcext:value-type="float">
            <text:p>0.7187943262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25531914893617" calcext:value-type="float">
            <text:p>0.7255319149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30496453900709" calcext:value-type="float">
            <text:p>0.7304964539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37234042553191" calcext:value-type="float">
            <text:p>0.7372340426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39716312056738" calcext:value-type="float">
            <text:p>0.7397163121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41489361702128" calcext:value-type="float">
            <text:p>0.7414893617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43617021276596" calcext:value-type="float">
            <text:p>0.7436170213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4645390070922" calcext:value-type="float">
            <text:p>0.7464539007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4822695035461" calcext:value-type="float">
            <text:p>0.7482269504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48581560283688" calcext:value-type="float">
            <text:p>0.7485815603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48936170212766" calcext:value-type="float">
            <text:p>0.7489361702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49645390070922" calcext:value-type="float">
            <text:p>0.7496453901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5177304964539" calcext:value-type="float">
            <text:p>0.7517730496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5531914893617" calcext:value-type="float">
            <text:p>0.7553191489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56737588652482" calcext:value-type="float">
            <text:p>0.7567375887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59219858156028" calcext:value-type="float">
            <text:p>0.7592198582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61347517730497" calcext:value-type="float">
            <text:p>0.7613475177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63829787234043" calcext:value-type="float">
            <text:p>0.7638297872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769858156028369" calcext:value-type="float">
            <text:p>0.76985815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70567375886525" calcext:value-type="float">
            <text:p>0.770567375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71631205673759" calcext:value-type="float">
            <text:p>0.7716312057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74113475177305" calcext:value-type="float">
            <text:p>0.774113475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74822695035461" calcext:value-type="float">
            <text:p>0.774822695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779078014184397" calcext:value-type="float">
            <text:p>0.7790780142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782269503546099" calcext:value-type="float">
            <text:p>0.7822695035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782978723404255" calcext:value-type="float">
            <text:p>0.782978723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84042553191489" calcext:value-type="float">
            <text:p>0.784042553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86879432624114" calcext:value-type="float">
            <text:p>0.786879432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87234042553192" calcext:value-type="float">
            <text:p>0.7872340426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790425531914894" calcext:value-type="float">
            <text:p>0.790425531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94326241134752" calcext:value-type="float">
            <text:p>0.794326241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94326241134752" calcext:value-type="float">
            <text:p>0.794326241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97517730496454" calcext:value-type="float">
            <text:p>0.7975177305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798581560283688" calcext:value-type="float">
            <text:p>0.798581560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07446808510638" calcext:value-type="float">
            <text:p>0.8074468085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08156028368794" calcext:value-type="float">
            <text:p>0.808156028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08510638297872" calcext:value-type="float">
            <text:p>0.808510638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11702127659575" calcext:value-type="float">
            <text:p>0.811702127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15602836879433" calcext:value-type="float">
            <text:p>0.815602836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18439716312057" calcext:value-type="float">
            <text:p>0.818439716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18794326241135" calcext:value-type="float">
            <text:p>0.8187943262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19503546099291" calcext:value-type="float">
            <text:p>0.819503546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19858156028369" calcext:value-type="float">
            <text:p>0.81985815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20212765957447" calcext:value-type="float">
            <text:p>0.820212766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21985815602837" calcext:value-type="float">
            <text:p>0.821985815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23049645390071" calcext:value-type="float">
            <text:p>0.823049645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26595744680851" calcext:value-type="float">
            <text:p>0.826595744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26950354609929" calcext:value-type="float">
            <text:p>0.826950354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29432624113475" calcext:value-type="float">
            <text:p>0.829432624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32624113475177" calcext:value-type="float">
            <text:p>0.8326241135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32624113475177" calcext:value-type="float">
            <text:p>0.832624113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34042553191489" calcext:value-type="float">
            <text:p>0.8340425532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34751773049645" calcext:value-type="float">
            <text:p>0.83475177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35106382978723" calcext:value-type="float">
            <text:p>0.83510638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36170212765957" calcext:value-type="float">
            <text:p>0.8361702128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37943262411348" calcext:value-type="float">
            <text:p>0.837943262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3936170212766" calcext:value-type="float">
            <text:p>0.8393617021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39716312056738" calcext:value-type="float">
            <text:p>0.8397163121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40780141843972" calcext:value-type="float">
            <text:p>0.8407801418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41134751773049" calcext:value-type="float">
            <text:p>0.8411347518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44326241134752" calcext:value-type="float">
            <text:p>0.844326241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47872340425532" calcext:value-type="float">
            <text:p>0.8478723404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48936170212766" calcext:value-type="float">
            <text:p>0.848936170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49290780141844" calcext:value-type="float">
            <text:p>0.8492907801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49645390070922" calcext:value-type="float">
            <text:p>0.8496453901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52836879432624" calcext:value-type="float">
            <text:p>0.852836879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56382978723404" calcext:value-type="float">
            <text:p>0.856382978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59929078014184" calcext:value-type="float">
            <text:p>0.85992907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6063829787234" calcext:value-type="float">
            <text:p>0.8606382979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62765957446809" calcext:value-type="float">
            <text:p>0.862765957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65248226950354" calcext:value-type="float">
            <text:p>0.86524822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67021276595745" calcext:value-type="float">
            <text:p>0.867021276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72695035460993" calcext:value-type="float">
            <text:p>0.872695035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75886524822695" calcext:value-type="float">
            <text:p>0.875886524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76950354609929" calcext:value-type="float">
            <text:p>0.876950354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79432624113475" calcext:value-type="float">
            <text:p>0.879432624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82978723404255" calcext:value-type="float">
            <text:p>0.882978723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85815602836879" calcext:value-type="float">
            <text:p>0.885815602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87234042553192" calcext:value-type="float">
            <text:p>0.887234042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1843971631206" calcext:value-type="float">
            <text:p>0.891843971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290780141844" calcext:value-type="float">
            <text:p>0.892907801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4326241134752" calcext:value-type="float">
            <text:p>0.894326241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5390070921986" calcext:value-type="float">
            <text:p>0.895390070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645390070922" calcext:value-type="float">
            <text:p>0.896453900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7517730496454" calcext:value-type="float">
            <text:p>0.897517730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7517730496454" calcext:value-type="float">
            <text:p>0.897517730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0354609929078" calcext:value-type="float">
            <text:p>0.900354609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1418439716312" calcext:value-type="float">
            <text:p>0.901418439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177304964539" calcext:value-type="float">
            <text:p>0.901773049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2482269503546" calcext:value-type="float">
            <text:p>0.902482269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4609929078014" calcext:value-type="float">
            <text:p>0.904609929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531914893617" calcext:value-type="float">
            <text:p>0.905319148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709219858156" calcext:value-type="float">
            <text:p>0.907092198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8156028368794" calcext:value-type="float">
            <text:p>0.908156028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1347517730496" calcext:value-type="float">
            <text:p>0.911347517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241134751773" calcext:value-type="float">
            <text:p>0.912411347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4539007092199" calcext:value-type="float">
            <text:p>0.914539007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7021276595745" calcext:value-type="float">
            <text:p>0.917021276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20567375886525" calcext:value-type="float">
            <text:p>0.920567375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25177304964539" calcext:value-type="float">
            <text:p>0.92517730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28368794326241" calcext:value-type="float">
            <text:p>0.928368794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34397163120567" calcext:value-type="float">
            <text:p>0.934397163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35815602836879" calcext:value-type="float">
            <text:p>0.935815602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35815602836879" calcext:value-type="float">
            <text:p>0.935815602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36170212765957" calcext:value-type="float">
            <text:p>0.936170212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42198581560283" calcext:value-type="float">
            <text:p>0.942198581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43617021276596" calcext:value-type="float">
            <text:p>0.943617021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45035460992908" calcext:value-type="float">
            <text:p>0.94503546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45744680851064" calcext:value-type="float">
            <text:p>0.945744680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46099290780142" calcext:value-type="float">
            <text:p>0.946099290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48936170212766" calcext:value-type="float">
            <text:p>0.948936170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2836879432624" calcext:value-type="float">
            <text:p>0.952836879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6028368794326" calcext:value-type="float">
            <text:p>0.956028368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6382978723404" calcext:value-type="float">
            <text:p>0.956382978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8156028368794" calcext:value-type="float">
            <text:p>0.958156028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8156028368794" calcext:value-type="float">
            <text:p>0.958156028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2765957446808" calcext:value-type="float">
            <text:p>0.962765957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3120567375886" calcext:value-type="float">
            <text:p>0.963120567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4539007092198" calcext:value-type="float">
            <text:p>0.964539007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7730496453901" calcext:value-type="float">
            <text:p>0.967730496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9148936170213" calcext:value-type="float">
            <text:p>0.969148936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9503546099291" calcext:value-type="float">
            <text:p>0.969503546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0921985815603" calcext:value-type="float">
            <text:p>0.970921985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2340425531915" calcext:value-type="float">
            <text:p>0.972340425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2695035460993" calcext:value-type="float">
            <text:p>0.972695035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4822695035461" calcext:value-type="float">
            <text:p>0.97482269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5177304964539" calcext:value-type="float">
            <text:p>0.97517730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9078014184397" calcext:value-type="float">
            <text:p>0.979078014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85106382978723" calcext:value-type="float">
            <text:p>0.98510638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</table:table>
      <table:named-expressions/>
      <table:database-ranges>
        <table:database-range table:name="__Anonymous_Sheet_DB__0" table:target-range-address="roc_nb_extract.A1:roc_nb_extract.B5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8:31:04.923542000</dc:date>
    <meta:editing-duration>PT10M32S</meta:editing-duration>
    <meta:editing-cycles>1</meta:editing-cycles>
    <meta:document-statistic meta:table-count="1" meta:cell-count="1094" meta:object-count="1"/>
    <meta:generator>LibreOffice/4.3.4.1$MacOSX_X86_64 LibreOffice_project/bc356b2f991740509f321d70e4512a6a54c5f24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05cm" svg:y="4.208cm" style:legend-expansion="high" chart:style-name="ch2"/>
        <chart:plot-area chart:style-name="ch3" table:cell-range-address="roc_nb_extract.A1:roc_nb_extract.B547" chart:data-source-has-labels="column" svg:x="0.32cm" svg:y="0.18cm" svg:width="12.465cm" svg:height="8.64cm">
          <chartooo:coordinate-region svg:x="1.41cm" svg:y="0.373cm" svg:width="11.259cm" svg:height="6.337cm"/>
          <chart:axis chart:dimension="x" chart:name="primary-x" chart:style-name="ch4" chartooo:axis-type="auto">
            <chartooo:date-scale/>
            <chart:categories table:cell-range-address="roc_nb_extract.A1:roc_nb_extract.A5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c_nb_extract.B1:roc_nb_extract.B547" chart:class="chart:line">
            <chart:data-point chart:repeated="5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oc_nb_extract.A1:roc_nb_extract.A547</svg:desc>
                </draw:g>
              </table:table-cell>
              <table:table-cell office:value-type="float" office:value="0.0239651416122004">
                <text:p>0.0239651416122004</text:p>
                <draw:g>
                  <svg:desc>roc_nb_extract.B1:roc_nb_extract.B547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413943355119826">
                <text:p>0.041394335511982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457516339869281">
                <text:p>0.045751633986928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631808278867102">
                <text:p>0.063180827886710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675381263616558">
                <text:p>0.067538126361655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762527233115469">
                <text:p>0.076252723311546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827886710239651">
                <text:p>0.082788671023965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893246187363835">
                <text:p>0.089324618736383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958605664488017">
                <text:p>0.095860566448801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958605664488017">
                <text:p>0.095860566448801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00217864923747">
                <text:p>0.10021786492374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0239651416122">
                <text:p>0.1023965141612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19825708061002">
                <text:p>0.11982570806100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59041394335512">
                <text:p>0.15904139433551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63398692810458">
                <text:p>0.16339869281045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67755991285403">
                <text:p>0.16775599128540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67755991285403">
                <text:p>0.16775599128540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20479302832244">
                <text:p>0.2047930283224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213507625272331">
                <text:p>0.213507625272331</text:p>
              </table:table-cell>
            </table:table-row>
            <table:table-row>
              <table:table-cell office:value-type="float" office:value="0.000354609929078014">
                <text:p>0</text:p>
              </table:table-cell>
              <table:table-cell office:value-type="float" office:value="0.217864923747277">
                <text:p>0.217864923747277</text:p>
              </table:table-cell>
            </table:table-row>
            <table:table-row>
              <table:table-cell office:value-type="float" office:value="0.000354609929078014">
                <text:p>0</text:p>
              </table:table-cell>
              <table:table-cell office:value-type="float" office:value="0.224400871459695">
                <text:p>0.224400871459695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272331154684096">
                <text:p>0.272331154684096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28322440087146">
                <text:p>0.28322440087146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298474945533769">
                <text:p>0.298474945533769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15904139433551">
                <text:p>0.315904139433551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18082788671024">
                <text:p>0.318082788671024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37690631808279">
                <text:p>0.337690631808279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39869281045752">
                <text:p>0.339869281045752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76906318082789">
                <text:p>0.376906318082789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400871459694989">
                <text:p>0.400871459694989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403050108932462">
                <text:p>0.403050108932462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450980392156863">
                <text:p>0.450980392156863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453159041394336">
                <text:p>0.453159041394336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461873638344227">
                <text:p>0.461873638344227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479302832244009">
                <text:p>0.479302832244009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481481481481482">
                <text:p>0.481481481481482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485838779956427">
                <text:p>0.485838779956427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509803921568627">
                <text:p>0.509803921568627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509803921568627">
                <text:p>0.509803921568627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522875816993464">
                <text:p>0.522875816993464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52723311546841">
                <text:p>0.52723311546841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533769063180828">
                <text:p>0.533769063180828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562091503267974">
                <text:p>0.562091503267974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562091503267974">
                <text:p>0.562091503267974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601307189542484">
                <text:p>0.601307189542484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642701525054466">
                <text:p>0.642701525054466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642701525054466">
                <text:p>0.642701525054466</text:p>
              </table:table-cell>
            </table:table-row>
            <table:table-row>
              <table:table-cell office:value-type="float" office:value="0.00177304964539007">
                <text:p>0</text:p>
              </table:table-cell>
              <table:table-cell office:value-type="float" office:value="0.649237472766884">
                <text:p>0.649237472766884</text:p>
              </table:table-cell>
            </table:table-row>
            <table:table-row>
              <table:table-cell office:value-type="float" office:value="0.00177304964539007">
                <text:p>0</text:p>
              </table:table-cell>
              <table:table-cell office:value-type="float" office:value="0.651416122004357">
                <text:p>0.651416122004357</text:p>
              </table:table-cell>
            </table:table-row>
            <table:table-row>
              <table:table-cell office:value-type="float" office:value="0.00177304964539007">
                <text:p>0</text:p>
              </table:table-cell>
              <table:table-cell office:value-type="float" office:value="0.662309368191721">
                <text:p>0.662309368191721</text:p>
              </table:table-cell>
            </table:table-row>
            <table:table-row>
              <table:table-cell office:value-type="float" office:value="0.00177304964539007">
                <text:p>0</text:p>
              </table:table-cell>
              <table:table-cell office:value-type="float" office:value="0.664488017429194">
                <text:p>0.664488017429194</text:p>
              </table:table-cell>
            </table:table-row>
            <table:table-row>
              <table:table-cell office:value-type="float" office:value="0.00177304964539007">
                <text:p>0</text:p>
              </table:table-cell>
              <table:table-cell office:value-type="float" office:value="0.668845315904139">
                <text:p>0.668845315904139</text:p>
              </table:table-cell>
            </table:table-row>
            <table:table-row>
              <table:table-cell office:value-type="float" office:value="0.00177304964539007">
                <text:p>0</text:p>
              </table:table-cell>
              <table:table-cell office:value-type="float" office:value="0.673202614379085">
                <text:p>0.673202614379085</text:p>
              </table:table-cell>
            </table:table-row>
            <table:table-row>
              <table:table-cell office:value-type="float" office:value="0.00212765957446808">
                <text:p>0</text:p>
              </table:table-cell>
              <table:table-cell office:value-type="float" office:value="0.675381263616558">
                <text:p>0.675381263616558</text:p>
              </table:table-cell>
            </table:table-row>
            <table:table-row>
              <table:table-cell office:value-type="float" office:value="0.00212765957446808">
                <text:p>0</text:p>
              </table:table-cell>
              <table:table-cell office:value-type="float" office:value="0.679738562091503">
                <text:p>0.679738562091503</text:p>
              </table:table-cell>
            </table:table-row>
            <table:table-row>
              <table:table-cell office:value-type="float" office:value="0.00212765957446808">
                <text:p>0</text:p>
              </table:table-cell>
              <table:table-cell office:value-type="float" office:value="0.697167755991285">
                <text:p>0.697167755991285</text:p>
              </table:table-cell>
            </table:table-row>
            <table:table-row>
              <table:table-cell office:value-type="float" office:value="0.00390070921985816">
                <text:p>0</text:p>
              </table:table-cell>
              <table:table-cell office:value-type="float" office:value="0.710239651416122">
                <text:p>0.710239651416122</text:p>
              </table:table-cell>
            </table:table-row>
            <table:table-row>
              <table:table-cell office:value-type="float" office:value="0.00390070921985816">
                <text:p>0</text:p>
              </table:table-cell>
              <table:table-cell office:value-type="float" office:value="0.718954248366013">
                <text:p>0.718954248366013</text:p>
              </table:table-cell>
            </table:table-row>
            <table:table-row>
              <table:table-cell office:value-type="float" office:value="0.00531914893617021">
                <text:p>0</text:p>
              </table:table-cell>
              <table:table-cell office:value-type="float" office:value="0.753812636165577">
                <text:p>0.753812636165577</text:p>
              </table:table-cell>
            </table:table-row>
            <table:table-row>
              <table:table-cell office:value-type="float" office:value="0.0074468085106383">
                <text:p>0</text:p>
              </table:table-cell>
              <table:table-cell office:value-type="float" office:value="0.75599128540305">
                <text:p>0.75599128540305</text:p>
              </table:table-cell>
            </table:table-row>
            <table:table-row>
              <table:table-cell office:value-type="float" office:value="0.00815602836879433">
                <text:p>0</text:p>
              </table:table-cell>
              <table:table-cell office:value-type="float" office:value="0.782135076252723">
                <text:p>0.782135076252723</text:p>
              </table:table-cell>
            </table:table-row>
            <table:table-row>
              <table:table-cell office:value-type="float" office:value="0.0099290780141844">
                <text:p>0</text:p>
              </table:table-cell>
              <table:table-cell office:value-type="float" office:value="0.786492374727669">
                <text:p>0.786492374727669</text:p>
              </table:table-cell>
            </table:table-row>
            <table:table-row>
              <table:table-cell office:value-type="float" office:value="0.0102836879432624">
                <text:p>0</text:p>
              </table:table-cell>
              <table:table-cell office:value-type="float" office:value="0.786492374727669">
                <text:p>0.786492374727669</text:p>
              </table:table-cell>
            </table:table-row>
            <table:table-row>
              <table:table-cell office:value-type="float" office:value="0.0113475177304965">
                <text:p>0</text:p>
              </table:table-cell>
              <table:table-cell office:value-type="float" office:value="0.788671023965142">
                <text:p>0.788671023965142</text:p>
              </table:table-cell>
            </table:table-row>
            <table:table-row>
              <table:table-cell office:value-type="float" office:value="0.0117021276595745">
                <text:p>0</text:p>
              </table:table-cell>
              <table:table-cell office:value-type="float" office:value="0.790849673202614">
                <text:p>0.790849673202614</text:p>
              </table:table-cell>
            </table:table-row>
            <table:table-row>
              <table:table-cell office:value-type="float" office:value="0.0127659574468085">
                <text:p>0</text:p>
              </table:table-cell>
              <table:table-cell office:value-type="float" office:value="0.793028322440087">
                <text:p>0.793028322440087</text:p>
              </table:table-cell>
            </table:table-row>
            <table:table-row>
              <table:table-cell office:value-type="float" office:value="0.0141843971631206">
                <text:p>0</text:p>
              </table:table-cell>
              <table:table-cell office:value-type="float" office:value="0.799564270152505">
                <text:p>0.799564270152505</text:p>
              </table:table-cell>
            </table:table-row>
            <table:table-row>
              <table:table-cell office:value-type="float" office:value="0.0145390070921986">
                <text:p>0</text:p>
              </table:table-cell>
              <table:table-cell office:value-type="float" office:value="0.801742919389978">
                <text:p>0.801742919389978</text:p>
              </table:table-cell>
            </table:table-row>
            <table:table-row>
              <table:table-cell office:value-type="float" office:value="0.0145390070921986">
                <text:p>0</text:p>
              </table:table-cell>
              <table:table-cell office:value-type="float" office:value="0.803921568627451">
                <text:p>0.803921568627451</text:p>
              </table:table-cell>
            </table:table-row>
            <table:table-row>
              <table:table-cell office:value-type="float" office:value="0.0148936170212766">
                <text:p>0</text:p>
              </table:table-cell>
              <table:table-cell office:value-type="float" office:value="0.803921568627451">
                <text:p>0.803921568627451</text:p>
              </table:table-cell>
            </table:table-row>
            <table:table-row>
              <table:table-cell office:value-type="float" office:value="0.0156028368794326">
                <text:p>0</text:p>
              </table:table-cell>
              <table:table-cell office:value-type="float" office:value="0.806100217864924">
                <text:p>0.806100217864924</text:p>
              </table:table-cell>
            </table:table-row>
            <table:table-row>
              <table:table-cell office:value-type="float" office:value="0.0159574468085106">
                <text:p>0</text:p>
              </table:table-cell>
              <table:table-cell office:value-type="float" office:value="0.806100217864924">
                <text:p>0.806100217864924</text:p>
              </table:table-cell>
            </table:table-row>
            <table:table-row>
              <table:table-cell office:value-type="float" office:value="0.0180851063829787">
                <text:p>0</text:p>
              </table:table-cell>
              <table:table-cell office:value-type="float" office:value="0.806100217864924">
                <text:p>0.806100217864924</text:p>
              </table:table-cell>
            </table:table-row>
            <table:table-row>
              <table:table-cell office:value-type="float" office:value="0.0195035460992908">
                <text:p>0</text:p>
              </table:table-cell>
              <table:table-cell office:value-type="float" office:value="0.808278867102396">
                <text:p>0.808278867102396</text:p>
              </table:table-cell>
            </table:table-row>
            <table:table-row>
              <table:table-cell office:value-type="float" office:value="0.025531914893617">
                <text:p>0</text:p>
              </table:table-cell>
              <table:table-cell office:value-type="float" office:value="0.816993464052288">
                <text:p>0.816993464052288</text:p>
              </table:table-cell>
            </table:table-row>
            <table:table-row>
              <table:table-cell office:value-type="float" office:value="0.0276595744680851">
                <text:p>0</text:p>
              </table:table-cell>
              <table:table-cell office:value-type="float" office:value="0.821350762527233">
                <text:p>0.821350762527233</text:p>
              </table:table-cell>
            </table:table-row>
            <table:table-row>
              <table:table-cell office:value-type="float" office:value="0.0280141843971631">
                <text:p>0</text:p>
              </table:table-cell>
              <table:table-cell office:value-type="float" office:value="0.81917211328976">
                <text:p>0.81917211328976</text:p>
              </table:table-cell>
            </table:table-row>
            <table:table-row>
              <table:table-cell office:value-type="float" office:value="0.0294326241134752">
                <text:p>0</text:p>
              </table:table-cell>
              <table:table-cell office:value-type="float" office:value="0.821350762527233">
                <text:p>0.821350762527233</text:p>
              </table:table-cell>
            </table:table-row>
            <table:table-row>
              <table:table-cell office:value-type="float" office:value="0.0312056737588652">
                <text:p>0</text:p>
              </table:table-cell>
              <table:table-cell office:value-type="float" office:value="0.81917211328976">
                <text:p>0.81917211328976</text:p>
              </table:table-cell>
            </table:table-row>
            <table:table-row>
              <table:table-cell office:value-type="float" office:value="0.0336879432624114">
                <text:p>0</text:p>
              </table:table-cell>
              <table:table-cell office:value-type="float" office:value="0.825708061002178">
                <text:p>0.825708061002178</text:p>
              </table:table-cell>
            </table:table-row>
            <table:table-row>
              <table:table-cell office:value-type="float" office:value="0.0358156028368794">
                <text:p>0</text:p>
              </table:table-cell>
              <table:table-cell office:value-type="float" office:value="0.825708061002178">
                <text:p>0.825708061002178</text:p>
              </table:table-cell>
            </table:table-row>
            <table:table-row>
              <table:table-cell office:value-type="float" office:value="0.0358156028368794">
                <text:p>0</text:p>
              </table:table-cell>
              <table:table-cell office:value-type="float" office:value="0.827886710239651">
                <text:p>0.827886710239651</text:p>
              </table:table-cell>
            </table:table-row>
            <table:table-row>
              <table:table-cell office:value-type="float" office:value="0.0386524822695035">
                <text:p>0</text:p>
              </table:table-cell>
              <table:table-cell office:value-type="float" office:value="0.825708061002178">
                <text:p>0.825708061002178</text:p>
              </table:table-cell>
            </table:table-row>
            <table:table-row>
              <table:table-cell office:value-type="float" office:value="0.0411347517730496">
                <text:p>0</text:p>
              </table:table-cell>
              <table:table-cell office:value-type="float" office:value="0.827886710239651">
                <text:p>0.827886710239651</text:p>
              </table:table-cell>
            </table:table-row>
            <table:table-row>
              <table:table-cell office:value-type="float" office:value="0.0421985815602837">
                <text:p>0</text:p>
              </table:table-cell>
              <table:table-cell office:value-type="float" office:value="0.830065359477124">
                <text:p>0.830065359477124</text:p>
              </table:table-cell>
            </table:table-row>
            <table:table-row>
              <table:table-cell office:value-type="float" office:value="0.0429078014184397">
                <text:p>0</text:p>
              </table:table-cell>
              <table:table-cell office:value-type="float" office:value="0.825708061002178">
                <text:p>0.825708061002178</text:p>
              </table:table-cell>
            </table:table-row>
            <table:table-row>
              <table:table-cell office:value-type="float" office:value="0.0439716312056738">
                <text:p>0</text:p>
              </table:table-cell>
              <table:table-cell office:value-type="float" office:value="0.832244008714597">
                <text:p>0.832244008714597</text:p>
              </table:table-cell>
            </table:table-row>
            <table:table-row>
              <table:table-cell office:value-type="float" office:value="0.0457446808510638">
                <text:p>0</text:p>
              </table:table-cell>
              <table:table-cell office:value-type="float" office:value="0.83442265795207">
                <text:p>0.83442265795207</text:p>
              </table:table-cell>
            </table:table-row>
            <table:table-row>
              <table:table-cell office:value-type="float" office:value="0.0464539007092199">
                <text:p>0</text:p>
              </table:table-cell>
              <table:table-cell office:value-type="float" office:value="0.83442265795207">
                <text:p>0.83442265795207</text:p>
              </table:table-cell>
            </table:table-row>
            <table:table-row>
              <table:table-cell office:value-type="float" office:value="0.0485815602836879">
                <text:p>0</text:p>
              </table:table-cell>
              <table:table-cell office:value-type="float" office:value="0.83442265795207">
                <text:p>0.83442265795207</text:p>
              </table:table-cell>
            </table:table-row>
            <table:table-row>
              <table:table-cell office:value-type="float" office:value="0.048936170212766">
                <text:p>0</text:p>
              </table:table-cell>
              <table:table-cell office:value-type="float" office:value="0.83442265795207">
                <text:p>0.83442265795207</text:p>
              </table:table-cell>
            </table:table-row>
            <table:table-row>
              <table:table-cell office:value-type="float" office:value="0.051063829787234">
                <text:p>0</text:p>
              </table:table-cell>
              <table:table-cell office:value-type="float" office:value="0.83442265795207">
                <text:p>0.83442265795207</text:p>
              </table:table-cell>
            </table:table-row>
            <table:table-row>
              <table:table-cell office:value-type="float" office:value="0.0517730496453901">
                <text:p>0</text:p>
              </table:table-cell>
              <table:table-cell office:value-type="float" office:value="0.838779956427015">
                <text:p>0.838779956427015</text:p>
              </table:table-cell>
            </table:table-row>
            <table:table-row>
              <table:table-cell office:value-type="float" office:value="0.0609929078014184">
                <text:p>0</text:p>
              </table:table-cell>
              <table:table-cell office:value-type="float" office:value="0.840958605664488">
                <text:p>0.840958605664488</text:p>
              </table:table-cell>
            </table:table-row>
            <table:table-row>
              <table:table-cell office:value-type="float" office:value="0.0613475177304965">
                <text:p>0</text:p>
              </table:table-cell>
              <table:table-cell office:value-type="float" office:value="0.840958605664488">
                <text:p>0.840958605664488</text:p>
              </table:table-cell>
            </table:table-row>
            <table:table-row>
              <table:table-cell office:value-type="float" office:value="0.0631205673758865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0638297872340425">
                <text:p>0</text:p>
              </table:table-cell>
              <table:table-cell office:value-type="float" office:value="0.838779956427015">
                <text:p>0.838779956427015</text:p>
              </table:table-cell>
            </table:table-row>
            <table:table-row>
              <table:table-cell office:value-type="float" office:value="0.0648936170212766">
                <text:p>0</text:p>
              </table:table-cell>
              <table:table-cell office:value-type="float" office:value="0.840958605664488">
                <text:p>0.840958605664488</text:p>
              </table:table-cell>
            </table:table-row>
            <table:table-row>
              <table:table-cell office:value-type="float" office:value="0.0698581560283688">
                <text:p>0</text:p>
              </table:table-cell>
              <table:table-cell office:value-type="float" office:value="0.840958605664488">
                <text:p>0.840958605664488</text:p>
              </table:table-cell>
            </table:table-row>
            <table:table-row>
              <table:table-cell office:value-type="float" office:value="0.0719858156028369">
                <text:p>0</text:p>
              </table:table-cell>
              <table:table-cell office:value-type="float" office:value="0.845315904139433">
                <text:p>0.845315904139433</text:p>
              </table:table-cell>
            </table:table-row>
            <table:table-row>
              <table:table-cell office:value-type="float" office:value="0.074468085106383">
                <text:p>0</text:p>
              </table:table-cell>
              <table:table-cell office:value-type="float" office:value="0.840958605664488">
                <text:p>0.840958605664488</text:p>
              </table:table-cell>
            </table:table-row>
            <table:table-row>
              <table:table-cell office:value-type="float" office:value="0.0762411347517731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0797872340425532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0858156028368794">
                <text:p>0</text:p>
              </table:table-cell>
              <table:table-cell office:value-type="float" office:value="0.851851851851852">
                <text:p>0.851851851851852</text:p>
              </table:table-cell>
            </table:table-row>
            <table:table-row>
              <table:table-cell office:value-type="float" office:value="0.0865248226950355">
                <text:p>0</text:p>
              </table:table-cell>
              <table:table-cell office:value-type="float" office:value="0.845315904139433">
                <text:p>0.845315904139433</text:p>
              </table:table-cell>
            </table:table-row>
            <table:table-row>
              <table:table-cell office:value-type="float" office:value="0.0900709219858156">
                <text:p>0</text:p>
              </table:table-cell>
              <table:table-cell office:value-type="float" office:value="0.845315904139433">
                <text:p>0.845315904139433</text:p>
              </table:table-cell>
            </table:table-row>
            <table:table-row>
              <table:table-cell office:value-type="float" office:value="0.0904255319148936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0914893617021277">
                <text:p>0</text:p>
              </table:table-cell>
              <table:table-cell office:value-type="float" office:value="0.845315904139433">
                <text:p>0.845315904139433</text:p>
              </table:table-cell>
            </table:table-row>
            <table:table-row>
              <table:table-cell office:value-type="float" office:value="0.0936170212765957">
                <text:p>0</text:p>
              </table:table-cell>
              <table:table-cell office:value-type="float" office:value="0.845315904139433">
                <text:p>0.845315904139433</text:p>
              </table:table-cell>
            </table:table-row>
            <table:table-row>
              <table:table-cell office:value-type="float" office:value="0.0950354609929078">
                <text:p>0</text:p>
              </table:table-cell>
              <table:table-cell office:value-type="float" office:value="0.854030501089325">
                <text:p>0.854030501089325</text:p>
              </table:table-cell>
            </table:table-row>
            <table:table-row>
              <table:table-cell office:value-type="float" office:value="0.0953900709219858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0960992907801418">
                <text:p>0</text:p>
              </table:table-cell>
              <table:table-cell office:value-type="float" office:value="0.845315904139433">
                <text:p>0.845315904139433</text:p>
              </table:table-cell>
            </table:table-row>
            <table:table-row>
              <table:table-cell office:value-type="float" office:value="0.0968085106382979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0978723404255319">
                <text:p>0</text:p>
              </table:table-cell>
              <table:table-cell office:value-type="float" office:value="0.854030501089325">
                <text:p>0.854030501089325</text:p>
              </table:table-cell>
            </table:table-row>
            <table:table-row>
              <table:table-cell office:value-type="float" office:value="0.099290780141844">
                <text:p>0</text:p>
              </table:table-cell>
              <table:table-cell office:value-type="float" office:value="0.847494553376906">
                <text:p>0.847494553376906</text:p>
              </table:table-cell>
            </table:table-row>
            <table:table-row>
              <table:table-cell office:value-type="float" office:value="0.10354609929078">
                <text:p>0</text:p>
              </table:table-cell>
              <table:table-cell office:value-type="float" office:value="0.856209150326797">
                <text:p>0.856209150326797</text:p>
              </table:table-cell>
            </table:table-row>
            <table:table-row>
              <table:table-cell office:value-type="float" office:value="0.104964539007092">
                <text:p>0</text:p>
              </table:table-cell>
              <table:table-cell office:value-type="float" office:value="0.856209150326797">
                <text:p>0.856209150326797</text:p>
              </table:table-cell>
            </table:table-row>
            <table:table-row>
              <table:table-cell office:value-type="float" office:value="0.108156028368794">
                <text:p>0</text:p>
              </table:table-cell>
              <table:table-cell office:value-type="float" office:value="0.856209150326797">
                <text:p>0.856209150326797</text:p>
              </table:table-cell>
            </table:table-row>
            <table:table-row>
              <table:table-cell office:value-type="float" office:value="0.109929078014184">
                <text:p>0</text:p>
              </table:table-cell>
              <table:table-cell office:value-type="float" office:value="0.860566448801743">
                <text:p>0.860566448801743</text:p>
              </table:table-cell>
            </table:table-row>
            <table:table-row>
              <table:table-cell office:value-type="float" office:value="0.111347517730496">
                <text:p>0</text:p>
              </table:table-cell>
              <table:table-cell office:value-type="float" office:value="0.85838779956427">
                <text:p>0.85838779956427</text:p>
              </table:table-cell>
            </table:table-row>
            <table:table-row>
              <table:table-cell office:value-type="float" office:value="0.111702127659574">
                <text:p>0</text:p>
              </table:table-cell>
              <table:table-cell office:value-type="float" office:value="0.85838779956427">
                <text:p>0.85838779956427</text:p>
              </table:table-cell>
            </table:table-row>
            <table:table-row>
              <table:table-cell office:value-type="float" office:value="0.113829787234043">
                <text:p>0</text:p>
              </table:table-cell>
              <table:table-cell office:value-type="float" office:value="0.860566448801743">
                <text:p>0.860566448801743</text:p>
              </table:table-cell>
            </table:table-row>
            <table:table-row>
              <table:table-cell office:value-type="float" office:value="0.114893617021277">
                <text:p>0</text:p>
              </table:table-cell>
              <table:table-cell office:value-type="float" office:value="0.85838779956427">
                <text:p>0.85838779956427</text:p>
              </table:table-cell>
            </table:table-row>
            <table:table-row>
              <table:table-cell office:value-type="float" office:value="0.115957446808511">
                <text:p>0</text:p>
              </table:table-cell>
              <table:table-cell office:value-type="float" office:value="0.85838779956427">
                <text:p>0.85838779956427</text:p>
              </table:table-cell>
            </table:table-row>
            <table:table-row>
              <table:table-cell office:value-type="float" office:value="0.116666666666667">
                <text:p>0</text:p>
              </table:table-cell>
              <table:table-cell office:value-type="float" office:value="0.862745098039216">
                <text:p>0.862745098039216</text:p>
              </table:table-cell>
            </table:table-row>
            <table:table-row>
              <table:table-cell office:value-type="float" office:value="0.118085106382979">
                <text:p>0</text:p>
              </table:table-cell>
              <table:table-cell office:value-type="float" office:value="0.85838779956427">
                <text:p>0.85838779956427</text:p>
              </table:table-cell>
            </table:table-row>
            <table:table-row>
              <table:table-cell office:value-type="float" office:value="0.118794326241135">
                <text:p>0</text:p>
              </table:table-cell>
              <table:table-cell office:value-type="float" office:value="0.856209150326797">
                <text:p>0.856209150326797</text:p>
              </table:table-cell>
            </table:table-row>
            <table:table-row>
              <table:table-cell office:value-type="float" office:value="0.119148936170213">
                <text:p>0</text:p>
              </table:table-cell>
              <table:table-cell office:value-type="float" office:value="0.856209150326797">
                <text:p>0.856209150326797</text:p>
              </table:table-cell>
            </table:table-row>
            <table:table-row>
              <table:table-cell office:value-type="float" office:value="0.119858156028369">
                <text:p>0</text:p>
              </table:table-cell>
              <table:table-cell office:value-type="float" office:value="0.862745098039216">
                <text:p>0.862745098039216</text:p>
              </table:table-cell>
            </table:table-row>
            <table:table-row>
              <table:table-cell office:value-type="float" office:value="0.122340425531915">
                <text:p>0</text:p>
              </table:table-cell>
              <table:table-cell office:value-type="float" office:value="0.860566448801743">
                <text:p>0.860566448801743</text:p>
              </table:table-cell>
            </table:table-row>
            <table:table-row>
              <table:table-cell office:value-type="float" office:value="0.122695035460993">
                <text:p>0</text:p>
              </table:table-cell>
              <table:table-cell office:value-type="float" office:value="0.860566448801743">
                <text:p>0.860566448801743</text:p>
              </table:table-cell>
            </table:table-row>
            <table:table-row>
              <table:table-cell office:value-type="float" office:value="0.123049645390071">
                <text:p>0</text:p>
              </table:table-cell>
              <table:table-cell office:value-type="float" office:value="0.864923747276688">
                <text:p>0.864923747276688</text:p>
              </table:table-cell>
            </table:table-row>
            <table:table-row>
              <table:table-cell office:value-type="float" office:value="0.124113475177305">
                <text:p>0</text:p>
              </table:table-cell>
              <table:table-cell office:value-type="float" office:value="0.864923747276688">
                <text:p>0.864923747276688</text:p>
              </table:table-cell>
            </table:table-row>
            <table:table-row>
              <table:table-cell office:value-type="float" office:value="0.124468085106383">
                <text:p>0</text:p>
              </table:table-cell>
              <table:table-cell office:value-type="float" office:value="0.85838779956427">
                <text:p>0.85838779956427</text:p>
              </table:table-cell>
            </table:table-row>
            <table:table-row>
              <table:table-cell office:value-type="float" office:value="0.128368794326241">
                <text:p>0</text:p>
              </table:table-cell>
              <table:table-cell office:value-type="float" office:value="0.864923747276688">
                <text:p>0.864923747276688</text:p>
              </table:table-cell>
            </table:table-row>
            <table:table-row>
              <table:table-cell office:value-type="float" office:value="0.129078014184397">
                <text:p>0</text:p>
              </table:table-cell>
              <table:table-cell office:value-type="float" office:value="0.862745098039216">
                <text:p>0.862745098039216</text:p>
              </table:table-cell>
            </table:table-row>
            <table:table-row>
              <table:table-cell office:value-type="float" office:value="0.131560283687943">
                <text:p>0</text:p>
              </table:table-cell>
              <table:table-cell office:value-type="float" office:value="0.864923747276688">
                <text:p>0.864923747276688</text:p>
              </table:table-cell>
            </table:table-row>
            <table:table-row>
              <table:table-cell office:value-type="float" office:value="0.133687943262411">
                <text:p>0</text:p>
              </table:table-cell>
              <table:table-cell office:value-type="float" office:value="0.864923747276688">
                <text:p>0.864923747276688</text:p>
              </table:table-cell>
            </table:table-row>
            <table:table-row>
              <table:table-cell office:value-type="float" office:value="0.134042553191489">
                <text:p>0</text:p>
              </table:table-cell>
              <table:table-cell office:value-type="float" office:value="0.867102396514161">
                <text:p>0.867102396514161</text:p>
              </table:table-cell>
            </table:table-row>
            <table:table-row>
              <table:table-cell office:value-type="float" office:value="0.134397163120567">
                <text:p>0</text:p>
              </table:table-cell>
              <table:table-cell office:value-type="float" office:value="0.862745098039216">
                <text:p>0.862745098039216</text:p>
              </table:table-cell>
            </table:table-row>
            <table:table-row>
              <table:table-cell office:value-type="float" office:value="0.136170212765957">
                <text:p>0</text:p>
              </table:table-cell>
              <table:table-cell office:value-type="float" office:value="0.864923747276688">
                <text:p>0.864923747276688</text:p>
              </table:table-cell>
            </table:table-row>
            <table:table-row>
              <table:table-cell office:value-type="float" office:value="0.139007092198582">
                <text:p>0</text:p>
              </table:table-cell>
              <table:table-cell office:value-type="float" office:value="0.864923747276688">
                <text:p>0.864923747276688</text:p>
              </table:table-cell>
            </table:table-row>
            <table:table-row>
              <table:table-cell office:value-type="float" office:value="0.13936170212766">
                <text:p>0</text:p>
              </table:table-cell>
              <table:table-cell office:value-type="float" office:value="0.864923747276688">
                <text:p>0.864923747276688</text:p>
              </table:table-cell>
            </table:table-row>
            <table:table-row>
              <table:table-cell office:value-type="float" office:value="0.140780141843972">
                <text:p>0</text:p>
              </table:table-cell>
              <table:table-cell office:value-type="float" office:value="0.867102396514161">
                <text:p>0.867102396514161</text:p>
              </table:table-cell>
            </table:table-row>
            <table:table-row>
              <table:table-cell office:value-type="float" office:value="0.14468085106383">
                <text:p>0</text:p>
              </table:table-cell>
              <table:table-cell office:value-type="float" office:value="0.867102396514161">
                <text:p>0.867102396514161</text:p>
              </table:table-cell>
            </table:table-row>
            <table:table-row>
              <table:table-cell office:value-type="float" office:value="0.14468085106383">
                <text:p>0</text:p>
              </table:table-cell>
              <table:table-cell office:value-type="float" office:value="0.869281045751634">
                <text:p>0.869281045751634</text:p>
              </table:table-cell>
            </table:table-row>
            <table:table-row>
              <table:table-cell office:value-type="float" office:value="0.14645390070922">
                <text:p>0</text:p>
              </table:table-cell>
              <table:table-cell office:value-type="float" office:value="0.867102396514161">
                <text:p>0.867102396514161</text:p>
              </table:table-cell>
            </table:table-row>
            <table:table-row>
              <table:table-cell office:value-type="float" office:value="0.146808510638298">
                <text:p>0</text:p>
              </table:table-cell>
              <table:table-cell office:value-type="float" office:value="0.867102396514161">
                <text:p>0.867102396514161</text:p>
              </table:table-cell>
            </table:table-row>
            <table:table-row>
              <table:table-cell office:value-type="float" office:value="0.147163120567376">
                <text:p>0</text:p>
              </table:table-cell>
              <table:table-cell office:value-type="float" office:value="0.867102396514161">
                <text:p>0.867102396514161</text:p>
              </table:table-cell>
            </table:table-row>
            <table:table-row>
              <table:table-cell office:value-type="float" office:value="0.148581560283688">
                <text:p>0</text:p>
              </table:table-cell>
              <table:table-cell office:value-type="float" office:value="0.869281045751634">
                <text:p>0.869281045751634</text:p>
              </table:table-cell>
            </table:table-row>
            <table:table-row>
              <table:table-cell office:value-type="float" office:value="0.149645390070922">
                <text:p>0</text:p>
              </table:table-cell>
              <table:table-cell office:value-type="float" office:value="0.869281045751634">
                <text:p>0.869281045751634</text:p>
              </table:table-cell>
            </table:table-row>
            <table:table-row>
              <table:table-cell office:value-type="float" office:value="0.150709219858156">
                <text:p>0</text:p>
              </table:table-cell>
              <table:table-cell office:value-type="float" office:value="0.867102396514161">
                <text:p>0.867102396514161</text:p>
              </table:table-cell>
            </table:table-row>
            <table:table-row>
              <table:table-cell office:value-type="float" office:value="0.151063829787234">
                <text:p>0</text:p>
              </table:table-cell>
              <table:table-cell office:value-type="float" office:value="0.867102396514161">
                <text:p>0.867102396514161</text:p>
              </table:table-cell>
            </table:table-row>
            <table:table-row>
              <table:table-cell office:value-type="float" office:value="0.151418439716312">
                <text:p>0</text:p>
              </table:table-cell>
              <table:table-cell office:value-type="float" office:value="0.867102396514161">
                <text:p>0.867102396514161</text:p>
              </table:table-cell>
            </table:table-row>
            <table:table-row>
              <table:table-cell office:value-type="float" office:value="0.154609929078014">
                <text:p>0</text:p>
              </table:table-cell>
              <table:table-cell office:value-type="float" office:value="0.869281045751634">
                <text:p>0.869281045751634</text:p>
              </table:table-cell>
            </table:table-row>
            <table:table-row>
              <table:table-cell office:value-type="float" office:value="0.154964539007092">
                <text:p>0</text:p>
              </table:table-cell>
              <table:table-cell office:value-type="float" office:value="0.869281045751634">
                <text:p>0.869281045751634</text:p>
              </table:table-cell>
            </table:table-row>
            <table:table-row>
              <table:table-cell office:value-type="float" office:value="0.159219858156028">
                <text:p>0</text:p>
              </table:table-cell>
              <table:table-cell office:value-type="float" office:value="0.873638344226579">
                <text:p>0.873638344226579</text:p>
              </table:table-cell>
            </table:table-row>
            <table:table-row>
              <table:table-cell office:value-type="float" office:value="0.164539007092199">
                <text:p>0</text:p>
              </table:table-cell>
              <table:table-cell office:value-type="float" office:value="0.873638344226579">
                <text:p>0.873638344226579</text:p>
              </table:table-cell>
            </table:table-row>
            <table:table-row>
              <table:table-cell office:value-type="float" office:value="0.164539007092199">
                <text:p>0</text:p>
              </table:table-cell>
              <table:table-cell office:value-type="float" office:value="0.873638344226579">
                <text:p>0.873638344226579</text:p>
              </table:table-cell>
            </table:table-row>
            <table:table-row>
              <table:table-cell office:value-type="float" office:value="0.166666666666667">
                <text:p>0</text:p>
              </table:table-cell>
              <table:table-cell office:value-type="float" office:value="0.873638344226579">
                <text:p>0.873638344226579</text:p>
              </table:table-cell>
            </table:table-row>
            <table:table-row>
              <table:table-cell office:value-type="float" office:value="0.173049645390071">
                <text:p>0</text:p>
              </table:table-cell>
              <table:table-cell office:value-type="float" office:value="0.875816993464052">
                <text:p>0.875816993464052</text:p>
              </table:table-cell>
            </table:table-row>
            <table:table-row>
              <table:table-cell office:value-type="float" office:value="0.173049645390071">
                <text:p>0</text:p>
              </table:table-cell>
              <table:table-cell office:value-type="float" office:value="0.875816993464052">
                <text:p>0.875816993464052</text:p>
              </table:table-cell>
            </table:table-row>
            <table:table-row>
              <table:table-cell office:value-type="float" office:value="0.174468085106383">
                <text:p>0</text:p>
              </table:table-cell>
              <table:table-cell office:value-type="float" office:value="0.875816993464052">
                <text:p>0.875816993464052</text:p>
              </table:table-cell>
            </table:table-row>
            <table:table-row>
              <table:table-cell office:value-type="float" office:value="0.174822695035461">
                <text:p>0</text:p>
              </table:table-cell>
              <table:table-cell office:value-type="float" office:value="0.875816993464052">
                <text:p>0.875816993464052</text:p>
              </table:table-cell>
            </table:table-row>
            <table:table-row>
              <table:table-cell office:value-type="float" office:value="0.176595744680851">
                <text:p>0</text:p>
              </table:table-cell>
              <table:table-cell office:value-type="float" office:value="0.875816993464052">
                <text:p>0.875816993464052</text:p>
              </table:table-cell>
            </table:table-row>
            <table:table-row>
              <table:table-cell office:value-type="float" office:value="0.179432624113475">
                <text:p>0</text:p>
              </table:table-cell>
              <table:table-cell office:value-type="float" office:value="0.875816993464052">
                <text:p>0.875816993464052</text:p>
              </table:table-cell>
            </table:table-row>
            <table:table-row>
              <table:table-cell office:value-type="float" office:value="0.189007092198582">
                <text:p>0</text:p>
              </table:table-cell>
              <table:table-cell office:value-type="float" office:value="0.877995642701525">
                <text:p>0.877995642701525</text:p>
              </table:table-cell>
            </table:table-row>
            <table:table-row>
              <table:table-cell office:value-type="float" office:value="0.190425531914894">
                <text:p>0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192553191489362">
                <text:p>0</text:p>
              </table:table-cell>
              <table:table-cell office:value-type="float" office:value="0.880174291938998">
                <text:p>0.880174291938998</text:p>
              </table:table-cell>
            </table:table-row>
            <table:table-row>
              <table:table-cell office:value-type="float" office:value="0.193262411347518">
                <text:p>0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193617021276596">
                <text:p>0</text:p>
              </table:table-cell>
              <table:table-cell office:value-type="float" office:value="0.884531590413943">
                <text:p>0.884531590413943</text:p>
              </table:table-cell>
            </table:table-row>
            <table:table-row>
              <table:table-cell office:value-type="float" office:value="0.200709219858156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201063829787234">
                <text:p>0</text:p>
              </table:table-cell>
              <table:table-cell office:value-type="float" office:value="0.884531590413943">
                <text:p>0.884531590413943</text:p>
              </table:table-cell>
            </table:table-row>
            <table:table-row>
              <table:table-cell office:value-type="float" office:value="0.206737588652482">
                <text:p>0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209219858156028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209929078014184">
                <text:p>0</text:p>
              </table:table-cell>
              <table:table-cell office:value-type="float" office:value="0.884531590413943">
                <text:p>0.884531590413943</text:p>
              </table:table-cell>
            </table:table-row>
            <table:table-row>
              <table:table-cell office:value-type="float" office:value="0.211702127659574">
                <text:p>0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212765957446808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213120567375887">
                <text:p>0</text:p>
              </table:table-cell>
              <table:table-cell office:value-type="float" office:value="0.884531590413943">
                <text:p>0.884531590413943</text:p>
              </table:table-cell>
            </table:table-row>
            <table:table-row>
              <table:table-cell office:value-type="float" office:value="0.214893617021277">
                <text:p>0</text:p>
              </table:table-cell>
              <table:table-cell office:value-type="float" office:value="0.884531590413943">
                <text:p>0.884531590413943</text:p>
              </table:table-cell>
            </table:table-row>
            <table:table-row>
              <table:table-cell office:value-type="float" office:value="0.215602836879433">
                <text:p>0</text:p>
              </table:table-cell>
              <table:table-cell office:value-type="float" office:value="0.884531590413943">
                <text:p>0.884531590413943</text:p>
              </table:table-cell>
            </table:table-row>
            <table:table-row>
              <table:table-cell office:value-type="float" office:value="0.215957446808511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217021276595745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217730496453901">
                <text:p>0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219503546099291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226595744680851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227304964539007">
                <text:p>0</text:p>
              </table:table-cell>
              <table:table-cell office:value-type="float" office:value="0.884531590413943">
                <text:p>0.884531590413943</text:p>
              </table:table-cell>
            </table:table-row>
            <table:table-row>
              <table:table-cell office:value-type="float" office:value="0.229787234042553">
                <text:p>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231560283687943">
                <text:p>0</text:p>
              </table:table-cell>
              <table:table-cell office:value-type="float" office:value="0.884531590413943">
                <text:p>0.884531590413943</text:p>
              </table:table-cell>
            </table:table-row>
            <table:table-row>
              <table:table-cell office:value-type="float" office:value="0.231560283687943">
                <text:p>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234042553191489">
                <text:p>0</text:p>
              </table:table-cell>
              <table:table-cell office:value-type="float" office:value="0.891067538126362">
                <text:p>0.891067538126362</text:p>
              </table:table-cell>
            </table:table-row>
            <table:table-row>
              <table:table-cell office:value-type="float" office:value="0.239716312056738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241843971631206">
                <text:p>0</text:p>
              </table:table-cell>
              <table:table-cell office:value-type="float" office:value="0.891067538126362">
                <text:p>0.891067538126362</text:p>
              </table:table-cell>
            </table:table-row>
            <table:table-row>
              <table:table-cell office:value-type="float" office:value="0.247163120567376">
                <text:p>0</text:p>
              </table:table-cell>
              <table:table-cell office:value-type="float" office:value="0.893246187363834">
                <text:p>0.893246187363834</text:p>
              </table:table-cell>
            </table:table-row>
            <table:table-row>
              <table:table-cell office:value-type="float" office:value="0.247872340425532">
                <text:p>0</text:p>
              </table:table-cell>
              <table:table-cell office:value-type="float" office:value="0.893246187363834">
                <text:p>0.893246187363834</text:p>
              </table:table-cell>
            </table:table-row>
            <table:table-row>
              <table:table-cell office:value-type="float" office:value="0.248936170212766">
                <text:p>0</text:p>
              </table:table-cell>
              <table:table-cell office:value-type="float" office:value="0.893246187363834">
                <text:p>0.893246187363834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893246187363834">
                <text:p>0.893246187363834</text:p>
              </table:table-cell>
            </table:table-row>
            <table:table-row>
              <table:table-cell office:value-type="float" office:value="0.250354609929078">
                <text:p>0</text:p>
              </table:table-cell>
              <table:table-cell office:value-type="float" office:value="0.893246187363834">
                <text:p>0.893246187363834</text:p>
              </table:table-cell>
            </table:table-row>
            <table:table-row>
              <table:table-cell office:value-type="float" office:value="0.252482269503546">
                <text:p>0</text:p>
              </table:table-cell>
              <table:table-cell office:value-type="float" office:value="0.893246187363834">
                <text:p>0.893246187363834</text:p>
              </table:table-cell>
            </table:table-row>
            <table:table-row>
              <table:table-cell office:value-type="float" office:value="0.25531914893617">
                <text:p>0</text:p>
              </table:table-cell>
              <table:table-cell office:value-type="float" office:value="0.893246187363834">
                <text:p>0.893246187363834</text:p>
              </table:table-cell>
            </table:table-row>
            <table:table-row>
              <table:table-cell office:value-type="float" office:value="0.256028368794326">
                <text:p>0</text:p>
              </table:table-cell>
              <table:table-cell office:value-type="float" office:value="0.901960784313726">
                <text:p>0.901960784313726</text:p>
              </table:table-cell>
            </table:table-row>
            <table:table-row>
              <table:table-cell office:value-type="float" office:value="0.258156028368794">
                <text:p>0</text:p>
              </table:table-cell>
              <table:table-cell office:value-type="float" office:value="0.895424836601307">
                <text:p>0.895424836601307</text:p>
              </table:table-cell>
            </table:table-row>
            <table:table-row>
              <table:table-cell office:value-type="float" office:value="0.260992907801418">
                <text:p>0</text:p>
              </table:table-cell>
              <table:table-cell office:value-type="float" office:value="0.906318082788671">
                <text:p>0.906318082788671</text:p>
              </table:table-cell>
            </table:table-row>
            <table:table-row>
              <table:table-cell office:value-type="float" office:value="0.264184397163121">
                <text:p>0</text:p>
              </table:table-cell>
              <table:table-cell office:value-type="float" office:value="0.904139433551198">
                <text:p>0.904139433551198</text:p>
              </table:table-cell>
            </table:table-row>
            <table:table-row>
              <table:table-cell office:value-type="float" office:value="0.264893617021277">
                <text:p>0</text:p>
              </table:table-cell>
              <table:table-cell office:value-type="float" office:value="0.906318082788671">
                <text:p>0.906318082788671</text:p>
              </table:table-cell>
            </table:table-row>
            <table:table-row>
              <table:table-cell office:value-type="float" office:value="0.265957446808511">
                <text:p>0</text:p>
              </table:table-cell>
              <table:table-cell office:value-type="float" office:value="0.904139433551198">
                <text:p>0.904139433551198</text:p>
              </table:table-cell>
            </table:table-row>
            <table:table-row>
              <table:table-cell office:value-type="float" office:value="0.266312056737589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73758865248227">
                <text:p>0</text:p>
              </table:table-cell>
              <table:table-cell office:value-type="float" office:value="0.912854030501089">
                <text:p>0.912854030501089</text:p>
              </table:table-cell>
            </table:table-row>
            <table:table-row>
              <table:table-cell office:value-type="float" office:value="0.274468085106383">
                <text:p>0</text:p>
              </table:table-cell>
              <table:table-cell office:value-type="float" office:value="0.912854030501089">
                <text:p>0.912854030501089</text:p>
              </table:table-cell>
            </table:table-row>
            <table:table-row>
              <table:table-cell office:value-type="float" office:value="0.275177304964539">
                <text:p>0</text:p>
              </table:table-cell>
              <table:table-cell office:value-type="float" office:value="0.910675381263617">
                <text:p>0.910675381263617</text:p>
              </table:table-cell>
            </table:table-row>
            <table:table-row>
              <table:table-cell office:value-type="float" office:value="0.277304964539007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78014184397163">
                <text:p>0</text:p>
              </table:table-cell>
              <table:table-cell office:value-type="float" office:value="0.912854030501089">
                <text:p>0.912854030501089</text:p>
              </table:table-cell>
            </table:table-row>
            <table:table-row>
              <table:table-cell office:value-type="float" office:value="0.278723404255319">
                <text:p>0</text:p>
              </table:table-cell>
              <table:table-cell office:value-type="float" office:value="0.912854030501089">
                <text:p>0.912854030501089</text:p>
              </table:table-cell>
            </table:table-row>
            <table:table-row>
              <table:table-cell office:value-type="float" office:value="0.279787234042553">
                <text:p>0</text:p>
              </table:table-cell>
              <table:table-cell office:value-type="float" office:value="0.912854030501089">
                <text:p>0.912854030501089</text:p>
              </table:table-cell>
            </table:table-row>
            <table:table-row>
              <table:table-cell office:value-type="float" office:value="0.279787234042553">
                <text:p>0</text:p>
              </table:table-cell>
              <table:table-cell office:value-type="float" office:value="0.915032679738562">
                <text:p>0.915032679738562</text:p>
              </table:table-cell>
            </table:table-row>
            <table:table-row>
              <table:table-cell office:value-type="float" office:value="0.281914893617021">
                <text:p>0</text:p>
              </table:table-cell>
              <table:table-cell office:value-type="float" office:value="0.915032679738562">
                <text:p>0.915032679738562</text:p>
              </table:table-cell>
            </table:table-row>
            <table:table-row>
              <table:table-cell office:value-type="float" office:value="0.282978723404255">
                <text:p>0</text:p>
              </table:table-cell>
              <table:table-cell office:value-type="float" office:value="0.915032679738562">
                <text:p>0.915032679738562</text:p>
              </table:table-cell>
            </table:table-row>
            <table:table-row>
              <table:table-cell office:value-type="float" office:value="0.290780141843972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90780141843972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29113475177305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301063829787234">
                <text:p>0</text:p>
              </table:table-cell>
              <table:table-cell office:value-type="float" office:value="0.928104575163399">
                <text:p>0.928104575163399</text:p>
              </table:table-cell>
            </table:table-row>
            <table:table-row>
              <table:table-cell office:value-type="float" office:value="0.318085106382979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318439716312057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319148936170213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325177304964539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325177304964539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326595744680851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327304964539007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327304964539007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28723404255319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29078014184397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31205673758865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31560283687943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31914893617021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33333333333333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44326241134752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4468085106383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47872340425532">
                <text:p>0</text:p>
              </table:table-cell>
              <table:table-cell office:value-type="float" office:value="0.93681917211329">
                <text:p>0.93681917211329</text:p>
              </table:table-cell>
            </table:table-row>
            <table:table-row>
              <table:table-cell office:value-type="float" office:value="0.348581560283688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49290780141844">
                <text:p>0</text:p>
              </table:table-cell>
              <table:table-cell office:value-type="float" office:value="0.93681917211329">
                <text:p>0.93681917211329</text:p>
              </table:table-cell>
            </table:table-row>
            <table:table-row>
              <table:table-cell office:value-type="float" office:value="0.349645390070922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50709219858156">
                <text:p>0</text:p>
              </table:table-cell>
              <table:table-cell office:value-type="float" office:value="0.93681917211329">
                <text:p>0.93681917211329</text:p>
              </table:table-cell>
            </table:table-row>
            <table:table-row>
              <table:table-cell office:value-type="float" office:value="0.351418439716312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54964539007092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56028368794326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59929078014184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60283687943262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6241134751773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63829787234043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65248226950355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65957446808511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66666666666667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67021276595745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67375886524823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68794326241135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69503546099291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73404255319149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75177304964539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75531914893617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75531914893617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377659574468085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81205673758865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382269503546099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383687943262411">
                <text:p>0</text:p>
              </table:table-cell>
              <table:table-cell office:value-type="float" office:value="0.945533769063181">
                <text:p>0.945533769063181</text:p>
              </table:table-cell>
            </table:table-row>
            <table:table-row>
              <table:table-cell office:value-type="float" office:value="0.388652482269504">
                <text:p>0</text:p>
              </table:table-cell>
              <table:table-cell office:value-type="float" office:value="0.945533769063181">
                <text:p>0.945533769063181</text:p>
              </table:table-cell>
            </table:table-row>
            <table:table-row>
              <table:table-cell office:value-type="float" office:value="0.393617021276596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395390070921986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396808510638298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398936170212766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398936170212766">
                <text:p>0</text:p>
              </table:table-cell>
              <table:table-cell office:value-type="float" office:value="0.945533769063181">
                <text:p>0.945533769063181</text:p>
              </table:table-cell>
            </table:table-row>
            <table:table-row>
              <table:table-cell office:value-type="float" office:value="0.398936170212766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02482269503546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10992907801418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12056737588653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13120567375887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21631205673759">
                <text:p>0</text:p>
              </table:table-cell>
              <table:table-cell office:value-type="float" office:value="0.949891067538126">
                <text:p>0.949891067538126</text:p>
              </table:table-cell>
            </table:table-row>
            <table:table-row>
              <table:table-cell office:value-type="float" office:value="0.422340425531915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26595744680851">
                <text:p>0</text:p>
              </table:table-cell>
              <table:table-cell office:value-type="float" office:value="0.949891067538126">
                <text:p>0.949891067538126</text:p>
              </table:table-cell>
            </table:table-row>
            <table:table-row>
              <table:table-cell office:value-type="float" office:value="0.427659574468085">
                <text:p>0</text:p>
              </table:table-cell>
              <table:table-cell office:value-type="float" office:value="0.949891067538126">
                <text:p>0.949891067538126</text:p>
              </table:table-cell>
            </table:table-row>
            <table:table-row>
              <table:table-cell office:value-type="float" office:value="0.428723404255319">
                <text:p>0</text:p>
              </table:table-cell>
              <table:table-cell office:value-type="float" office:value="0.949891067538126">
                <text:p>0.949891067538126</text:p>
              </table:table-cell>
            </table:table-row>
            <table:table-row>
              <table:table-cell office:value-type="float" office:value="0.433687943262411">
                <text:p>0</text:p>
              </table:table-cell>
              <table:table-cell office:value-type="float" office:value="0.952069716775599">
                <text:p>0.952069716775599</text:p>
              </table:table-cell>
            </table:table-row>
            <table:table-row>
              <table:table-cell office:value-type="float" office:value="0.433687943262411">
                <text:p>0</text:p>
              </table:table-cell>
              <table:table-cell office:value-type="float" office:value="0.952069716775599">
                <text:p>0.952069716775599</text:p>
              </table:table-cell>
            </table:table-row>
            <table:table-row>
              <table:table-cell office:value-type="float" office:value="0.434751773049645">
                <text:p>0</text:p>
              </table:table-cell>
              <table:table-cell office:value-type="float" office:value="0.952069716775599">
                <text:p>0.952069716775599</text:p>
              </table:table-cell>
            </table:table-row>
            <table:table-row>
              <table:table-cell office:value-type="float" office:value="0.436170212765958">
                <text:p>0</text:p>
              </table:table-cell>
              <table:table-cell office:value-type="float" office:value="0.954248366013072">
                <text:p>0.954248366013072</text:p>
              </table:table-cell>
            </table:table-row>
            <table:table-row>
              <table:table-cell office:value-type="float" office:value="0.437234042553192">
                <text:p>0</text:p>
              </table:table-cell>
              <table:table-cell office:value-type="float" office:value="0.952069716775599">
                <text:p>0.952069716775599</text:p>
              </table:table-cell>
            </table:table-row>
            <table:table-row>
              <table:table-cell office:value-type="float" office:value="0.439716312056738">
                <text:p>0</text:p>
              </table:table-cell>
              <table:table-cell office:value-type="float" office:value="0.952069716775599">
                <text:p>0.952069716775599</text:p>
              </table:table-cell>
            </table:table-row>
            <table:table-row>
              <table:table-cell office:value-type="float" office:value="0.440780141843972">
                <text:p>0</text:p>
              </table:table-cell>
              <table:table-cell office:value-type="float" office:value="0.952069716775599">
                <text:p>0.952069716775599</text:p>
              </table:table-cell>
            </table:table-row>
            <table:table-row>
              <table:table-cell office:value-type="float" office:value="0.442553191489362">
                <text:p>0</text:p>
              </table:table-cell>
              <table:table-cell office:value-type="float" office:value="0.952069716775599">
                <text:p>0.952069716775599</text:p>
              </table:table-cell>
            </table:table-row>
            <table:table-row>
              <table:table-cell office:value-type="float" office:value="0.44290780141844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443971631205674">
                <text:p>0</text:p>
              </table:table-cell>
              <table:table-cell office:value-type="float" office:value="0.952069716775599">
                <text:p>0.952069716775599</text:p>
              </table:table-cell>
            </table:table-row>
            <table:table-row>
              <table:table-cell office:value-type="float" office:value="0.451063829787234">
                <text:p>0</text:p>
              </table:table-cell>
              <table:table-cell office:value-type="float" office:value="0.954248366013072">
                <text:p>0.954248366013072</text:p>
              </table:table-cell>
            </table:table-row>
            <table:table-row>
              <table:table-cell office:value-type="float" office:value="0.454255319148936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454609929078014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456737588652482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458156028368794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458510638297872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46063829787234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63829787234043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67021276595745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72340425531915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72695035460993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73404255319149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76595744680851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76595744680851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81560283687943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85106382978723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85815602836879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85815602836879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87943262411348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87943262411348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91489361702128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93971631205674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9468085106383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496099290780142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01418439716312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0177304964539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502482269503546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04255319148936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04964539007092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07446808510638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10283687943262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12056737588652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13120567375887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13475177304964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14539007092199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15248226950355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15957446808511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15957446808511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16312056737589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17375886524823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23049645390071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524113475177305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524113475177305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528014184397163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530141843971631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535460992907801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37943262411347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38652482269504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4290780141844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4822695035461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5177304964539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53191489361702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53191489361702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5531914893617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65248226950355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68085106382979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73049645390071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75177304964539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77304964539007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78014184397163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79078014184397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79432624113475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79787234042553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82269503546099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85106382978723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86879432624113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87234042553191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87234042553191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90780141843972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92198581560284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92198581560284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93971631205674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59468085106383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95390070921986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96808510638298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00709219858156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01063829787234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04964539007092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606382978723404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09219858156028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10992907801418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17021276595745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19148936170213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620567375886525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22695035460993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626950354609929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28368794326241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30141843971631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30496453900709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31205673758865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37588652482269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37943262411347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37943262411347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48936170212766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52482269503546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52482269503546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52836879432624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54609929078014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5709219858156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58510638297872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60992907801418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64539007092199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65957446808511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66312056737589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80851063829787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81205673758865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82269503546099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86879432624113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9468085106383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9645390070922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97163120567376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97872340425532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701418439716312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702127659574468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704255319148936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06028368794326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706737588652482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710992907801418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712056737588653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712056737588653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712765957446808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15602836879433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718794326241135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25531914893617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30496453900709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37234042553191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39716312056738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41489361702128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43617021276596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4645390070922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4822695035461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48581560283688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48936170212766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49645390070922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5177304964539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5531914893617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56737588652482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59219858156028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61347517730497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63829787234043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76985815602836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7056737588652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71631205673759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7411347517730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74822695035461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779078014184397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782269503546099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78297872340425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8404255319148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8687943262411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87234042553192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79042553191489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9432624113475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9432624113475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97517730496454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79858156028368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07446808510638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0815602836879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0851063829787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1170212765957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1560283687943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1843971631205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18794326241135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1950354609929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1985815602836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20212765957447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2198581560283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2304964539007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2659574468085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2695035460992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2943262411347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32624113475177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3262411347517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34042553191489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3475177304964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3510638297872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36170212765957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3794326241134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3936170212766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39716312056738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40780141843972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41134751773049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4432624113475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47872340425532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4893617021276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49290780141844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49645390070922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5283687943262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5638297872340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5992907801418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6063829787234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6276595744680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6524822695035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6702127659574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7269503546099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7588652482269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7695035460992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7943262411347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8297872340425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8581560283687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8723404255319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184397163120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29078014184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432624113475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539007092198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64539007092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751773049645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751773049645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035460992907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141843971631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17730496453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248226950354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460992907801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53191489361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70921985815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815602836879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134751773049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24113475177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453900709219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702127659574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2056737588652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2517730496453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2836879432624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3439716312056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3581560283687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3581560283687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3617021276595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4219858156028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4361702127659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4503546099290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4574468085106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4609929078014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4893617021276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283687943262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602836879432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638297872340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815602836879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815602836879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276595744680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312056737588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453900709219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773049645390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914893617021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950354609929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092198581560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234042553191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269503546099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482269503546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517730496453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907801418439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8510638297872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